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8mm"/>
    </style:style>
    <style:style style:name="co2" style:family="table-column">
      <style:table-column-properties fo:break-before="auto" style:column-width="11.02mm"/>
    </style:style>
    <style:style style:name="co3" style:family="table-column">
      <style:table-column-properties fo:break-before="auto" style:column-width="13.02mm"/>
    </style:style>
    <style:style style:name="co4" style:family="table-column">
      <style:table-column-properties fo:break-before="auto" style:column-width="17.87mm"/>
    </style:style>
    <style:style style:name="co5" style:family="table-column">
      <style:table-column-properties fo:break-before="auto" style:column-width="83.19mm"/>
    </style:style>
    <style:style style:name="co6" style:family="table-column">
      <style:table-column-properties fo:break-before="auto" style:column-width="81.19mm"/>
    </style:style>
    <style:style style:name="co7" style:family="table-column">
      <style:table-column-properties fo:break-before="auto" style:column-width="35.8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is-true-formula([.$G1]&lt;0.84)" style:apply-style-name="BelowStandard" style:base-cell-address="two_domains_contiguous_v2.A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$g&lt;0.85)" style:apply-style-name="BelowStandard" style:base-cell-address="two_domains_contiguous_v2.A2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wo_domains_contiguous_v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<text:s/>PDB</text:p>
          </table:table-cell>
          <table:table-cell table:style-name="ce1" office:value-type="string" calcext:value-type="string">
            <text:p><text:s/>Chain</text:p>
          </table:table-cell>
          <table:table-cell table:style-name="ce1" office:value-type="string" calcext:value-type="string">
            <text:p><text:s/>Domains</text:p>
          </table:table-cell>
          <table:table-cell table:style-name="ce1" office:value-type="string" calcext:value-type="string">
            <text:p><text:s/>CATH</text:p>
          </table:table-cell>
          <table:table-cell table:style-name="ce1" office:value-type="string" calcext:value-type="string">
            <text:p><text:s/>K-Means</text:p>
          </table:table-cell>
          <table:table-cell table:style-name="ce1" office:value-type="string" calcext:value-type="string">
            <text:p><text:s/>p-value</text:p>
          </table:table-cell>
          <table:table-cell table:style-name="ce4"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a0p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3 - 100</text:p>
            <text:p/>
            <text:p>Domain 2 :  111 - 292  </text:p>
          </table:table-cell>
          <table:table-cell table:style-name="ce2" office:value-type="string" calcext:value-type="string">
            <text:p> Domain 1 :  3 - 100</text:p>
            <text:p/>
            <text:p>Domain 2 :  101 - 292  </text:p>
          </table:table-cell>
          <table:table-cell table:style-name="ce2" office:value-type="float" office:value="0.97" calcext:value-type="float">
            <text:p>0.97</text:p>
          </table:table-cell>
          <table:table-cell table:number-columns-repeated="101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a41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81 - 216</text:p>
            <text:p/>
            <text:p>Domain 2 :  217 - 310  </text:p>
          </table:table-cell>
          <table:table-cell table:style-name="ce2" office:value-type="string" calcext:value-type="string">
            <text:p> Domain 1 :  81 - 222</text:p>
            <text:p/>
            <text:p>Domain 2 :  223 - 310  </text:p>
          </table:table-cell>
          <table:table-cell table:style-name="ce2" office:value-type="float" office:value="0.97" calcext:value-type="float">
            <text:p>0.97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a6q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295</text:p>
            <text:p/>
            <text:p>Domain 2 :  296 - 368  </text:p>
          </table:table-cell>
          <table:table-cell table:style-name="ce2" office:value-type="string" calcext:value-type="string">
            <text:p> Domain 1 :  2 - 239</text:p>
            <text:p/>
            <text:p>Domain 2 :  240 - 368  </text:p>
          </table:table-cell>
          <table:table-cell table:style-name="ce2" office:value-type="float" office:value="0.85" calcext:value-type="float">
            <text:p>0.85</text:p>
          </table:table-cell>
          <table:table-cell table:number-columns-repeated="101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a79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9 - 79</text:p>
            <text:p/>
            <text:p>Domain 2 :  80 - 179  </text:p>
          </table:table-cell>
          <table:table-cell table:style-name="ce2" office:value-type="string" calcext:value-type="string">
            <text:p> Domain 1 :  9 - 82</text:p>
            <text:p/>
            <text:p>Domain 2 :  83 - 179  </text:p>
          </table:table-cell>
          <table:table-cell table:style-name="ce2" office:value-type="float" office:value="0.98" calcext:value-type="float">
            <text:p>0.98</text:p>
          </table:table-cell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a8v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-1 - 47</text:p>
            <text:p/>
            <text:p>Domain 2 :  48 - 118  </text:p>
          </table:table-cell>
          <table:table-cell table:style-name="ce2" office:value-type="string" calcext:value-type="string">
            <text:p> Domain 1 :  -1 - 49</text:p>
            <text:p/>
            <text:p>Domain 2 :  50 - 118  </text:p>
          </table:table-cell>
          <table:table-cell table:style-name="ce2" office:value-type="float" office:value="0.98" calcext:value-type="float">
            <text:p>0.98</text:p>
          </table:table-cell>
          <table:table-cell table:number-columns-repeated="101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af7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1 - 90</text:p>
            <text:p/>
            <text:p>Domain 2 :  91 - 284  </text:p>
          </table:table-cell>
          <table:table-cell table:style-name="ce2" office:value-type="string" calcext:value-type="string">
            <text:p> Domain 1 :  11 - 91</text:p>
            <text:p/>
            <text:p>Domain 2 :  92 - 284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b7e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70 - 343</text:p>
            <text:p/>
            <text:p>Domain 2 :  346 - 472  </text:p>
          </table:table-cell>
          <table:table-cell table:style-name="ce2" office:value-type="string" calcext:value-type="string">
            <text:p> Domain 1 :  70 - 145    327 - 472</text:p>
            <text:p/>
            <text:p>Domain 2 :  146 - 326  </text:p>
          </table:table-cell>
          <table:table-cell table:style-name="ce2" office:value-type="float" office:value="0.23" calcext:value-type="float">
            <text:p>0.23</text:p>
          </table:table-cell>
          <table:table-cell table:number-columns-repeated="101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b8f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196</text:p>
            <text:p/>
            <text:p>Domain 2 :  197 - 509  </text:p>
          </table:table-cell>
          <table:table-cell table:style-name="ce2" office:value-type="string" calcext:value-type="string">
            <text:p> Domain 1 :  1 - 206    299 - 339    401 - 426</text:p>
            <text:p/>
            <text:p>Domain 2 :  207 - 298    340 - 400    427 - 509  </text:p>
          </table:table-cell>
          <table:table-cell table:style-name="ce2" office:value-type="float" office:value="0.85" calcext:value-type="float">
            <text:p>0.85</text:p>
          </table:table-cell>
          <table:table-cell table:number-columns-repeated="101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c0m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49 - 215</text:p>
            <text:p/>
            <text:p>Domain 2 :  216 - 269  </text:p>
          </table:table-cell>
          <table:table-cell table:style-name="ce2" office:value-type="string" calcext:value-type="string">
            <text:p> Domain 1 :  49 - 213</text:p>
            <text:p/>
            <text:p>Domain 2 :  214 - 269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c7c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140</text:p>
            <text:p/>
            <text:p>Domain 2 :  141 - 283  </text:p>
          </table:table-cell>
          <table:table-cell table:style-name="ce2" office:value-type="string" calcext:value-type="string">
            <text:p> Domain 1 :  1 - 140</text:p>
            <text:p/>
            <text:p>Domain 2 :  141 - 283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1ccw</text:p>
          </table:table-cell>
          <table:table-cell table:style-name="ce2" office:value-type="string" calcext:value-type="string">
            <text:p><text:s/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417</text:p>
            <text:p/>
            <text:p>Domain 2 :  418 - 483  </text:p>
          </table:table-cell>
          <table:table-cell table:style-name="ce2" office:value-type="string" calcext:value-type="string">
            <text:p> Domain 1 :  1 - 216</text:p>
            <text:p/>
            <text:p>Domain 2 :  217 - 483  </text:p>
          </table:table-cell>
          <table:table-cell table:style-name="ce2" office:value-type="float" office:value="0.58" calcext:value-type="float">
            <text:p>0.58</text:p>
          </table:table-cell>
          <table:table-cell table:number-columns-repeated="101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cja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166</text:p>
            <text:p/>
            <text:p>Domain 2 :  167 - 343  </text:p>
          </table:table-cell>
          <table:table-cell table:style-name="ce2" office:value-type="string" calcext:value-type="string">
            <text:p> Domain 1 :  2 - 166</text:p>
            <text:p/>
            <text:p>Domain 2 :  167 - 343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1clc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35 - 136</text:p>
            <text:p/>
            <text:p>Domain 2 :  137 - 575  </text:p>
          </table:table-cell>
          <table:table-cell table:style-name="ce2" office:value-type="string" calcext:value-type="string">
            <text:p> Domain 1 :  147 - 431</text:p>
            <text:p/>
            <text:p>Domain 2 :  35 - 146    432 - 575  </text:p>
          </table:table-cell>
          <table:table-cell table:style-name="ce2" office:value-type="float" office:value="0.28" calcext:value-type="float">
            <text:p>0.28</text:p>
          </table:table-cell>
          <table:table-cell table:number-columns-repeated="101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ctu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179</text:p>
            <text:p/>
            <text:p>Domain 2 :  180 - 294  </text:p>
          </table:table-cell>
          <table:table-cell table:style-name="ce2" office:value-type="string" calcext:value-type="string">
            <text:p> Domain 1 :  1 - 164</text:p>
            <text:p/>
            <text:p>Domain 2 :  165 - 294  </text:p>
          </table:table-cell>
          <table:table-cell table:style-name="ce2" office:value-type="float" office:value="0.95" calcext:value-type="float">
            <text:p>0.95</text:p>
          </table:table-cell>
          <table:table-cell table:number-columns-repeated="101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1d3y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72 - 142</text:p>
            <text:p/>
            <text:p>Domain 2 :  143 - 369  </text:p>
          </table:table-cell>
          <table:table-cell table:style-name="ce2" office:value-type="string" calcext:value-type="string">
            <text:p> Domain 1 :  72 - 145</text:p>
            <text:p/>
            <text:p>Domain 2 :  146 - 369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dg3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6 - 283</text:p>
            <text:p/>
            <text:p>Domain 2 :  284 - 583  </text:p>
          </table:table-cell>
          <table:table-cell table:style-name="ce2" office:value-type="string" calcext:value-type="string">
            <text:p> Domain 1 :  6 - 330    530 - 583</text:p>
            <text:p/>
            <text:p>Domain 2 :  331 - 529  </text:p>
          </table:table-cell>
          <table:table-cell table:style-name="ce2" office:value-type="float" office:value="0.83" calcext:value-type="float">
            <text:p>0.83</text:p>
          </table:table-cell>
          <table:table-cell table:number-columns-repeated="101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div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59</text:p>
            <text:p/>
            <text:p>Domain 2 :  60 - 149  </text:p>
          </table:table-cell>
          <table:table-cell table:style-name="ce2" office:value-type="string" calcext:value-type="string">
            <text:p> Domain 1 :  1 - 59</text:p>
            <text:p/>
            <text:p>Domain 2 :  60 - 149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dkg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34 - 137</text:p>
            <text:p/>
            <text:p>Domain 2 :  138 - 197  </text:p>
          </table:table-cell>
          <table:table-cell table:style-name="ce2" office:value-type="string" calcext:value-type="string">
            <text:p> Domain 1 :  34 - 76</text:p>
            <text:p/>
            <text:p>Domain 2 :  77 - 197  </text:p>
          </table:table-cell>
          <table:table-cell table:style-name="ce2" office:value-type="float" office:value="0.63" calcext:value-type="float">
            <text:p>0.63</text:p>
          </table:table-cell>
          <table:table-cell table:number-columns-repeated="101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dl5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201</text:p>
            <text:p/>
            <text:p>Domain 2 :  202 - 317  </text:p>
          </table:table-cell>
          <table:table-cell table:style-name="ce2" office:value-type="string" calcext:value-type="string">
            <text:p> Domain 1 :  1 - 153</text:p>
            <text:p/>
            <text:p>Domain 2 :  154 - 317  </text:p>
          </table:table-cell>
          <table:table-cell table:style-name="ce2" office:value-type="float" office:value="0.85" calcext:value-type="float">
            <text:p>0.85</text:p>
          </table:table-cell>
          <table:table-cell table:number-columns-repeated="101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dw9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88</text:p>
            <text:p/>
            <text:p>Domain 2 :  89 - 156  </text:p>
          </table:table-cell>
          <table:table-cell table:style-name="ce2" office:value-type="string" calcext:value-type="string">
            <text:p> Domain 1 :  2 - 85</text:p>
            <text:p/>
            <text:p>Domain 2 :  86 - 156  </text:p>
          </table:table-cell>
          <table:table-cell table:style-name="ce2" office:value-type="float" office:value="0.98" calcext:value-type="float">
            <text:p>0.98</text:p>
          </table:table-cell>
          <table:table-cell table:number-columns-repeated="101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1dzf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5 - 142</text:p>
            <text:p/>
            <text:p>Domain 2 :  143 - 215  </text:p>
          </table:table-cell>
          <table:table-cell table:style-name="ce2" office:value-type="string" calcext:value-type="string">
            <text:p> Domain 1 :  5 - 144</text:p>
            <text:p/>
            <text:p>Domain 2 :  145 - 215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1e3a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3 - 149</text:p>
            <text:p/>
            <text:p>Domain 2 :  150 - 260  </text:p>
          </table:table-cell>
          <table:table-cell table:style-name="ce2" office:value-type="string" calcext:value-type="string">
            <text:p> Domain 1 :  3 - 144</text:p>
            <text:p/>
            <text:p>Domain 2 :  145 - 260  </text:p>
          </table:table-cell>
          <table:table-cell table:style-name="ce2" office:value-type="float" office:value="0.98" calcext:value-type="float">
            <text:p>0.98</text:p>
          </table:table-cell>
          <table:table-cell table:number-columns-repeated="101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1e3d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5 - 181</text:p>
            <text:p/>
            <text:p>Domain 2 :  182 - 266  </text:p>
          </table:table-cell>
          <table:table-cell table:style-name="ce2" office:value-type="string" calcext:value-type="string">
            <text:p> Domain 1 :  5 - 178</text:p>
            <text:p/>
            <text:p>Domain 2 :  179 - 266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e5r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203</text:p>
            <text:p/>
            <text:p>Domain 2 :  204 - 290  </text:p>
          </table:table-cell>
          <table:table-cell table:style-name="ce2" office:value-type="string" calcext:value-type="string">
            <text:p> Domain 1 :  1 - 201</text:p>
            <text:p/>
            <text:p>Domain 2 :  202 - 290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1ev7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0 - 176</text:p>
            <text:p/>
            <text:p>Domain 2 :  177 - 311  </text:p>
          </table:table-cell>
          <table:table-cell table:style-name="ce2" office:value-type="string" calcext:value-type="string">
            <text:p> Domain 1 :  10 - 169</text:p>
            <text:p/>
            <text:p>Domain 2 :  170 - 311  </text:p>
          </table:table-cell>
          <table:table-cell table:style-name="ce2" office:value-type="float" office:value="0.98" calcext:value-type="float">
            <text:p>0.98</text:p>
          </table:table-cell>
          <table:table-cell table:number-columns-repeated="101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1evl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42 - 530</text:p>
            <text:p/>
            <text:p>Domain 2 :  531 - 642  </text:p>
          </table:table-cell>
          <table:table-cell table:style-name="ce2" office:value-type="string" calcext:value-type="string">
            <text:p> Domain 1 :  242 - 524</text:p>
            <text:p/>
            <text:p>Domain 2 :  525 - 642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1feu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91</text:p>
            <text:p/>
            <text:p>Domain 2 :  92 - 185  </text:p>
          </table:table-cell>
          <table:table-cell table:style-name="ce2" office:value-type="string" calcext:value-type="string">
            <text:p> Domain 1 :  1 - 98</text:p>
            <text:p/>
            <text:p>Domain 2 :  99 - 185  </text:p>
          </table:table-cell>
          <table:table-cell table:style-name="ce2" office:value-type="float" office:value="0.96" calcext:value-type="float">
            <text:p>0.96</text:p>
          </table:table-cell>
          <table:table-cell table:number-columns-repeated="101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1fjr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63</text:p>
            <text:p/>
            <text:p>Domain 2 :  64 - 188  </text:p>
          </table:table-cell>
          <table:table-cell table:style-name="ce2" office:value-type="string" calcext:value-type="string">
            <text:p> Domain 1 :  1 - 66</text:p>
            <text:p/>
            <text:p>Domain 2 :  67 - 188  </text:p>
          </table:table-cell>
          <table:table-cell table:style-name="ce2" office:value-type="float" office:value="0.98" calcext:value-type="float">
            <text:p>0.98</text:p>
          </table:table-cell>
          <table:table-cell table:number-columns-repeated="1017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1fpo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79</text:p>
            <text:p/>
            <text:p>Domain 2 :  80 - 171  </text:p>
          </table:table-cell>
          <table:table-cell table:style-name="ce2" office:value-type="string" calcext:value-type="string">
            <text:p> Domain 1 :  1 - 78</text:p>
            <text:p/>
            <text:p>Domain 2 :  79 - 171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g1t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119</text:p>
            <text:p/>
            <text:p>Domain 2 :  120 - 157  </text:p>
          </table:table-cell>
          <table:table-cell table:style-name="ce2" office:value-type="string" calcext:value-type="string">
            <text:p> Domain 1 :  1 - 119</text:p>
            <text:p/>
            <text:p>Domain 2 :  120 - 157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1g38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1 - 243</text:p>
            <text:p/>
            <text:p>Domain 2 :  244 - 413  </text:p>
          </table:table-cell>
          <table:table-cell table:style-name="ce2" office:value-type="string" calcext:value-type="string">
            <text:p> Domain 1 :  21 - 246</text:p>
            <text:p/>
            <text:p>Domain 2 :  247 - 413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1gkg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957 - 1023</text:p>
            <text:p/>
            <text:p>Domain 2 :  1024 - 1092  </text:p>
          </table:table-cell>
          <table:table-cell table:style-name="ce2" office:value-type="string" calcext:value-type="string">
            <text:p> Domain 1 :  957 - 1021</text:p>
            <text:p/>
            <text:p>Domain 2 :  1022 - 1092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1gmu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71</text:p>
            <text:p/>
            <text:p>Domain 2 :  72 - 138  </text:p>
          </table:table-cell>
          <table:table-cell table:style-name="ce2" office:value-type="string" calcext:value-type="string">
            <text:p> Domain 1 :  1 - 70</text:p>
            <text:p/>
            <text:p>Domain 2 :  71 - 138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h4a</text:p>
          </table:table-cell>
          <table:table-cell table:style-name="ce2" office:value-type="string" calcext:value-type="string">
            <text:p><text:s/>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83</text:p>
            <text:p/>
            <text:p>Domain 2 :  84 - 174  </text:p>
          </table:table-cell>
          <table:table-cell table:style-name="ce2" office:value-type="string" calcext:value-type="string">
            <text:p> Domain 1 :  1 - 83</text:p>
            <text:p/>
            <text:p>Domain 2 :  84 - 174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1hd8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3 - 262</text:p>
            <text:p/>
            <text:p>Domain 2 :  263 - 356  </text:p>
          </table:table-cell>
          <table:table-cell table:style-name="ce2" office:value-type="string" calcext:value-type="string">
            <text:p> Domain 1 :  3 - 261</text:p>
            <text:p/>
            <text:p>Domain 2 :  262 - 356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1hdh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3 - 450</text:p>
            <text:p/>
            <text:p>Domain 2 :  451 - 527  </text:p>
          </table:table-cell>
          <table:table-cell table:style-name="ce2" office:value-type="string" calcext:value-type="string">
            <text:p> Domain 1 :  3 - 33    135 - 296    319 - 377</text:p>
            <text:p/>
            <text:p>Domain 2 :  34 - 134    297 - 318    378 - 527  </text:p>
          </table:table-cell>
          <table:table-cell table:style-name="ce2" office:value-type="float" office:value="0.63" calcext:value-type="float">
            <text:p>0.63</text:p>
          </table:table-cell>
          <table:table-cell table:number-columns-repeated="1017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1hnj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171</text:p>
            <text:p/>
            <text:p>Domain 2 :  172 - 317  </text:p>
          </table:table-cell>
          <table:table-cell table:style-name="ce2" office:value-type="string" calcext:value-type="string">
            <text:p> Domain 1 :  1 - 54    139 - 219</text:p>
            <text:p/>
            <text:p>Domain 2 :  55 - 138    220 - 317  </text:p>
          </table:table-cell>
          <table:table-cell table:style-name="ce2" office:value-type="float" office:value="0.58" calcext:value-type="float">
            <text:p>0.58</text:p>
          </table:table-cell>
          <table:table-cell table:number-columns-repeated="101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1hv9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4 - 227</text:p>
            <text:p/>
            <text:p>Domain 2 :  228 - 452  </text:p>
          </table:table-cell>
          <table:table-cell table:style-name="ce2" office:value-type="string" calcext:value-type="string">
            <text:p> Domain 1 :  4 - 246</text:p>
            <text:p/>
            <text:p>Domain 2 :  247 - 452  </text:p>
          </table:table-cell>
          <table:table-cell table:style-name="ce2" office:value-type="float" office:value="0.96" calcext:value-type="float">
            <text:p>0.96</text:p>
          </table:table-cell>
          <table:table-cell table:number-columns-repeated="1017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1i7o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211</text:p>
            <text:p/>
            <text:p>Domain 2 :  212 - 429  </text:p>
          </table:table-cell>
          <table:table-cell table:style-name="ce2" office:value-type="string" calcext:value-type="string">
            <text:p> Domain 1 :  1 - 215</text:p>
            <text:p/>
            <text:p>Domain 2 :  216 - 429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1iak</text:p>
          </table:table-cell>
          <table:table-cell table:style-name="ce2" office:value-type="string" calcext:value-type="string">
            <text:p><text:s/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5 - 92</text:p>
            <text:p/>
            <text:p>Domain 2 :  93 - 190  </text:p>
          </table:table-cell>
          <table:table-cell table:style-name="ce2" office:value-type="string" calcext:value-type="string">
            <text:p> Domain 1 :  5 - 91</text:p>
            <text:p/>
            <text:p>Domain 2 :  92 - 190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1inl</text:p>
          </table:table-cell>
          <table:table-cell table:style-name="ce2" office:value-type="string" calcext:value-type="string">
            <text:p><text:s/>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4 - 67</text:p>
            <text:p/>
            <text:p>Domain 2 :  68 - 296  </text:p>
          </table:table-cell>
          <table:table-cell table:style-name="ce2" office:value-type="string" calcext:value-type="string">
            <text:p> Domain 1 :  4 - 73</text:p>
            <text:p/>
            <text:p>Domain 2 :  74 - 296  </text:p>
          </table:table-cell>
          <table:table-cell table:style-name="ce2" office:value-type="float" office:value="0.98" calcext:value-type="float">
            <text:p>0.98</text:p>
          </table:table-cell>
          <table:table-cell table:number-columns-repeated="1017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1j5q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5 - 222</text:p>
            <text:p/>
            <text:p>Domain 2 :  223 - 437  </text:p>
          </table:table-cell>
          <table:table-cell table:style-name="ce2" office:value-type="string" calcext:value-type="string">
            <text:p> Domain 1 :  25 - 74    148 - 178    201 - 232</text:p>
            <text:p/>
            <text:p>Domain 2 :  75 - 147    179 - 200    233 - 437  </text:p>
          </table:table-cell>
          <table:table-cell table:style-name="ce2" office:value-type="float" office:value="0.75" calcext:value-type="float">
            <text:p>0.75</text:p>
          </table:table-cell>
          <table:table-cell table:number-columns-repeated="1017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1j5y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4 - 67</text:p>
            <text:p/>
            <text:p>Domain 2 :  68 - 174  </text:p>
          </table:table-cell>
          <table:table-cell table:style-name="ce2" office:value-type="string" calcext:value-type="string">
            <text:p> Domain 1 :  4 - 71</text:p>
            <text:p/>
            <text:p>Domain 2 :  72 - 174  </text:p>
          </table:table-cell>
          <table:table-cell table:style-name="ce2" office:value-type="float" office:value="0.98" calcext:value-type="float">
            <text:p>0.98</text:p>
          </table:table-cell>
          <table:table-cell table:number-columns-repeated="1017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1jaj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105</text:p>
            <text:p/>
            <text:p>Domain 2 :  106 - 174  </text:p>
          </table:table-cell>
          <table:table-cell table:style-name="ce2" office:value-type="string" calcext:value-type="string">
            <text:p> Domain 1 :  1 - 106</text:p>
            <text:p/>
            <text:p>Domain 2 :  107 - 174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jgt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4 - 210</text:p>
            <text:p/>
            <text:p>Domain 2 :  211 - 508  </text:p>
          </table:table-cell>
          <table:table-cell table:style-name="ce2" office:value-type="string" calcext:value-type="string">
            <text:p> Domain 1 :  4 - 209</text:p>
            <text:p/>
            <text:p>Domain 2 :  210 - 508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jhd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193</text:p>
            <text:p/>
            <text:p>Domain 2 :  194 - 396  </text:p>
          </table:table-cell>
          <table:table-cell table:style-name="ce2" office:value-type="string" calcext:value-type="string">
            <text:p> Domain 1 :  1 - 172</text:p>
            <text:p/>
            <text:p>Domain 2 :  173 - 396  </text:p>
          </table:table-cell>
          <table:table-cell table:style-name="ce2" office:value-type="float" office:value="0.95" calcext:value-type="float">
            <text:p>0.95</text:p>
          </table:table-cell>
          <table:table-cell table:number-columns-repeated="1017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1jj2</text:p>
          </table:table-cell>
          <table:table-cell table:style-name="ce2" office:value-type="string" calcext:value-type="string">
            <text:p><text:s/>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50</text:p>
            <text:p/>
            <text:p>Domain 2 :  51 - 150  </text:p>
          </table:table-cell>
          <table:table-cell table:style-name="ce2" office:value-type="string" calcext:value-type="string">
            <text:p> Domain 1 :  1 - 49</text:p>
            <text:p/>
            <text:p>Domain 2 :  50 - 150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1joc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289 - 1348</text:p>
            <text:p/>
            <text:p>Domain 2 :  1349 - 1411  </text:p>
          </table:table-cell>
          <table:table-cell table:style-name="ce2" office:value-type="string" calcext:value-type="string">
            <text:p> Domain 1 :  1289 - 1328</text:p>
            <text:p/>
            <text:p>Domain 2 :  1329 - 1411  </text:p>
          </table:table-cell>
          <table:table-cell table:style-name="ce2" office:value-type="float" office:value="0.84" calcext:value-type="float">
            <text:p>0.84</text:p>
          </table:table-cell>
          <table:table-cell table:number-columns-repeated="1017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1js8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503 - 2786</text:p>
            <text:p/>
            <text:p>Domain 2 :  2787 - 2892  </text:p>
          </table:table-cell>
          <table:table-cell table:style-name="ce2" office:value-type="string" calcext:value-type="string">
            <text:p> Domain 1 :  2503 - 2631    2675 - 2772</text:p>
            <text:p/>
            <text:p>Domain 2 :  2632 - 2674    2773 - 2892  </text:p>
          </table:table-cell>
          <table:table-cell table:style-name="ce2" office:value-type="float" office:value="0.85" calcext:value-type="float">
            <text:p>0.85</text:p>
          </table:table-cell>
          <table:table-cell table:number-columns-repeated="1017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1k1y</text:p>
          </table:table-cell>
          <table:table-cell table:style-name="ce2" office:value-type="string" calcext:value-type="string">
            <text:p><text:s/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385</text:p>
            <text:p/>
            <text:p>Domain 2 :  386 - 659  </text:p>
          </table:table-cell>
          <table:table-cell table:style-name="ce2" office:value-type="string" calcext:value-type="string">
            <text:p> Domain 1 :  2 - 315    443 - 469</text:p>
            <text:p/>
            <text:p>Domain 2 :  316 - 442    470 - 659  </text:p>
          </table:table-cell>
          <table:table-cell table:style-name="ce2" office:value-type="float" office:value="0.85" calcext:value-type="float">
            <text:p>0.85</text:p>
          </table:table-cell>
          <table:table-cell table:number-columns-repeated="1017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1k2f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93 - 148</text:p>
            <text:p/>
            <text:p>Domain 2 :  149 - 282  </text:p>
          </table:table-cell>
          <table:table-cell table:style-name="ce2" office:value-type="string" calcext:value-type="string">
            <text:p> Domain 1 :  93 - 127</text:p>
            <text:p/>
            <text:p>Domain 2 :  128 - 282  </text:p>
          </table:table-cell>
          <table:table-cell table:style-name="ce2" office:value-type="float" office:value="0.89" calcext:value-type="float">
            <text:p>0.89</text:p>
          </table:table-cell>
          <table:table-cell table:number-columns-repeated="1017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1k30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3 - 78</text:p>
            <text:p/>
            <text:p>Domain 2 :  79 - 368  </text:p>
          </table:table-cell>
          <table:table-cell table:style-name="ce2" office:value-type="string" calcext:value-type="string">
            <text:p> Domain 1 :  3 - 110</text:p>
            <text:p/>
            <text:p>Domain 2 :  111 - 368  </text:p>
          </table:table-cell>
          <table:table-cell table:style-name="ce2" office:value-type="float" office:value="0.91" calcext:value-type="float">
            <text:p>0.91</text:p>
          </table:table-cell>
          <table:table-cell table:number-columns-repeated="1017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1k5n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181</text:p>
            <text:p/>
            <text:p>Domain 2 :  182 - 276  </text:p>
          </table:table-cell>
          <table:table-cell table:style-name="ce2" office:value-type="string" calcext:value-type="string">
            <text:p> Domain 1 :  1 - 180</text:p>
            <text:p/>
            <text:p>Domain 2 :  181 - 276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1k82</text:p>
          </table:table-cell>
          <table:table-cell table:style-name="ce2" office:value-type="string" calcext:value-type="string">
            <text:p><text:s/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127</text:p>
            <text:p/>
            <text:p>Domain 2 :  128 - 268  </text:p>
          </table:table-cell>
          <table:table-cell table:style-name="ce2" office:value-type="string" calcext:value-type="string">
            <text:p> Domain 1 :  1 - 126</text:p>
            <text:p/>
            <text:p>Domain 2 :  127 - 268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1kb0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580</text:p>
            <text:p/>
            <text:p>Domain 2 :  581 - 675  </text:p>
          </table:table-cell>
          <table:table-cell table:style-name="ce2" office:value-type="string" calcext:value-type="string">
            <text:p> Domain 1 :  107 - 310    335 - 479    580 - 675</text:p>
            <text:p/>
            <text:p>Domain 2 :  1 - 106    311 - 334    480 - 579  </text:p>
          </table:table-cell>
          <table:table-cell table:style-name="ce2" office:value-type="float" office:value="0.52" calcext:value-type="float">
            <text:p>0.52</text:p>
          </table:table-cell>
          <table:table-cell table:number-columns-repeated="1017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1knx</text:p>
          </table:table-cell>
          <table:table-cell table:style-name="ce2" office:value-type="string" calcext:value-type="string">
            <text:p><text:s/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133</text:p>
            <text:p/>
            <text:p>Domain 2 :  134 - 308  </text:p>
          </table:table-cell>
          <table:table-cell table:style-name="ce2" office:value-type="string" calcext:value-type="string">
            <text:p> Domain 1 :  1 - 133</text:p>
            <text:p/>
            <text:p>Domain 2 :  134 - 308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1kq3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0 - 157</text:p>
            <text:p/>
            <text:p>Domain 2 :  158 - 363  </text:p>
          </table:table-cell>
          <table:table-cell table:style-name="ce2" office:value-type="string" calcext:value-type="string">
            <text:p> Domain 1 :  0 - 159</text:p>
            <text:p/>
            <text:p>Domain 2 :  160 - 363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1lbu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84</text:p>
            <text:p/>
            <text:p>Domain 2 :  85 - 213  </text:p>
          </table:table-cell>
          <table:table-cell table:style-name="ce2" office:value-type="string" calcext:value-type="string">
            <text:p> Domain 1 :  1 - 84</text:p>
            <text:p/>
            <text:p>Domain 2 :  85 - 213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1lck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63 - 121</text:p>
            <text:p/>
            <text:p>Domain 2 :  122 - 226  </text:p>
          </table:table-cell>
          <table:table-cell table:style-name="ce2" office:value-type="string" calcext:value-type="string">
            <text:p> Domain 1 :  63 - 121</text:p>
            <text:p/>
            <text:p>Domain 2 :  122 - 226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1lko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146</text:p>
            <text:p/>
            <text:p>Domain 2 :  147 - 191  </text:p>
          </table:table-cell>
          <table:table-cell table:style-name="ce2" office:value-type="string" calcext:value-type="string">
            <text:p> Domain 1 :  2 - 26    50 - 129</text:p>
            <text:p/>
            <text:p>Domain 2 :  27 - 49    130 - 191  </text:p>
          </table:table-cell>
          <table:table-cell table:style-name="ce2" office:value-type="float" office:value="0.79" calcext:value-type="float">
            <text:p>0.79</text:p>
          </table:table-cell>
          <table:table-cell table:number-columns-repeated="1017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1lnz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157</text:p>
            <text:p/>
            <text:p>Domain 2 :  158 - 342  </text:p>
          </table:table-cell>
          <table:table-cell table:style-name="ce2" office:value-type="string" calcext:value-type="string">
            <text:p> Domain 1 :  2 - 152</text:p>
            <text:p/>
            <text:p>Domain 2 :  153 - 342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1lqs</text:p>
          </table:table-cell>
          <table:table-cell table:style-name="ce2" office:value-type="string" calcext:value-type="string">
            <text:p><text:s/>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8 - 114</text:p>
            <text:p/>
            <text:p>Domain 2 :  116 - 157  </text:p>
          </table:table-cell>
          <table:table-cell table:style-name="ce2" office:value-type="string" calcext:value-type="string">
            <text:p> Domain 1 :  8 - 114</text:p>
            <text:p/>
            <text:p>Domain 2 :  116 - 157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1lsl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416 - 471</text:p>
            <text:p/>
            <text:p>Domain 2 :  472 - 528  </text:p>
          </table:table-cell>
          <table:table-cell table:style-name="ce2" office:value-type="string" calcext:value-type="string">
            <text:p> Domain 1 :  416 - 471</text:p>
            <text:p/>
            <text:p>Domain 2 :  472 - 528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m70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91</text:p>
            <text:p/>
            <text:p>Domain 2 :  92 - 190  </text:p>
          </table:table-cell>
          <table:table-cell table:style-name="ce2" office:value-type="string" calcext:value-type="string">
            <text:p> Domain 1 :  1 - 90</text:p>
            <text:p/>
            <text:p>Domain 2 :  91 - 190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1mgp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5 - 179</text:p>
            <text:p/>
            <text:p>Domain 2 :  180 - 309  </text:p>
          </table:table-cell>
          <table:table-cell table:style-name="ce2" office:value-type="string" calcext:value-type="string">
            <text:p> Domain 1 :  25 - 179</text:p>
            <text:p/>
            <text:p>Domain 2 :  180 - 309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1mow</text:p>
          </table:table-cell>
          <table:table-cell table:style-name="ce2" office:value-type="string" calcext:value-type="string">
            <text:p><text:s/>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007 - 1117</text:p>
            <text:p/>
            <text:p>Domain 2 :  1118 - 1250  </text:p>
          </table:table-cell>
          <table:table-cell table:style-name="ce2" office:value-type="string" calcext:value-type="string">
            <text:p> Domain 1 :  1007 - 1118</text:p>
            <text:p/>
            <text:p>Domain 2 :  1119 - 1250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1n6c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79 - 193</text:p>
            <text:p/>
            <text:p>Domain 2 :  194 - 363  </text:p>
          </table:table-cell>
          <table:table-cell table:style-name="ce2" office:value-type="string" calcext:value-type="string">
            <text:p> Domain 1 :  79 - 194</text:p>
            <text:p/>
            <text:p>Domain 2 :  195 - 363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1n93</text:p>
          </table:table-cell>
          <table:table-cell table:style-name="ce2" office:value-type="string" calcext:value-type="string">
            <text:p><text:s/>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8 - 235</text:p>
            <text:p/>
            <text:p>Domain 2 :  236 - 370  </text:p>
          </table:table-cell>
          <table:table-cell table:style-name="ce2" office:value-type="string" calcext:value-type="string">
            <text:p> Domain 1 :  28 - 230</text:p>
            <text:p/>
            <text:p>Domain 2 :  231 - 370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1na6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4 - 177</text:p>
            <text:p/>
            <text:p>Domain 2 :  178 - 398  </text:p>
          </table:table-cell>
          <table:table-cell table:style-name="ce2" office:value-type="string" calcext:value-type="string">
            <text:p> Domain 1 :  4 - 178</text:p>
            <text:p/>
            <text:p>Domain 2 :  179 - 398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1ncf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1 - 97</text:p>
            <text:p/>
            <text:p>Domain 2 :  98 - 150  </text:p>
          </table:table-cell>
          <table:table-cell table:style-name="ce2" office:value-type="string" calcext:value-type="string">
            <text:p> Domain 1 :  11 - 74</text:p>
            <text:p/>
            <text:p>Domain 2 :  75 - 150  </text:p>
          </table:table-cell>
          <table:table-cell table:style-name="ce2" office:value-type="float" office:value="0.84" calcext:value-type="float">
            <text:p>0.84</text:p>
          </table:table-cell>
          <table:table-cell table:number-columns-repeated="1017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1ng6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91</text:p>
            <text:p/>
            <text:p>Domain 2 :  92 - 148  </text:p>
          </table:table-cell>
          <table:table-cell table:style-name="ce2" office:value-type="string" calcext:value-type="string">
            <text:p> Domain 1 :  1 - 94</text:p>
            <text:p/>
            <text:p>Domain 2 :  95 - 148  </text:p>
          </table:table-cell>
          <table:table-cell table:style-name="ce2" office:value-type="float" office:value="0.98" calcext:value-type="float">
            <text:p>0.98</text:p>
          </table:table-cell>
          <table:table-cell table:number-columns-repeated="1017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1nij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202</text:p>
            <text:p/>
            <text:p>Domain 2 :  203 - 318  </text:p>
          </table:table-cell>
          <table:table-cell table:style-name="ce2" office:value-type="string" calcext:value-type="string">
            <text:p> Domain 1 :  2 - 199</text:p>
            <text:p/>
            <text:p>Domain 2 :  200 - 318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1now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55 - 197</text:p>
            <text:p/>
            <text:p>Domain 2 :  198 - 552  </text:p>
          </table:table-cell>
          <table:table-cell table:style-name="ce2" office:value-type="string" calcext:value-type="string">
            <text:p> Domain 1 :  206 - 455</text:p>
            <text:p/>
            <text:p>Domain 2 :  55 - 205    456 - 552  </text:p>
          </table:table-cell>
          <table:table-cell table:style-name="ce2" office:value-type="float" office:value="0.21" calcext:value-type="float">
            <text:p>0.21</text:p>
          </table:table-cell>
          <table:table-cell table:number-columns-repeated="1017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1nty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231 - 1411</text:p>
            <text:p/>
            <text:p>Domain 2 :  1412 - 1535  </text:p>
          </table:table-cell>
          <table:table-cell table:style-name="ce2" office:value-type="string" calcext:value-type="string">
            <text:p> Domain 1 :  1231 - 1406</text:p>
            <text:p/>
            <text:p>Domain 2 :  1407 - 1535  </text:p>
          </table:table-cell>
          <table:table-cell table:style-name="ce2" office:value-type="float" office:value="0.98" calcext:value-type="float">
            <text:p>0.98</text:p>
          </table:table-cell>
          <table:table-cell table:number-columns-repeated="1017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1o9i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203</text:p>
            <text:p/>
            <text:p>Domain 2 :  204 - 266  </text:p>
          </table:table-cell>
          <table:table-cell table:style-name="ce2" office:value-type="string" calcext:value-type="string">
            <text:p> Domain 1 :  1 - 184</text:p>
            <text:p/>
            <text:p>Domain 2 :  185 - 266  </text:p>
          </table:table-cell>
          <table:table-cell table:style-name="ce2" office:value-type="float" office:value="0.93" calcext:value-type="float">
            <text:p>0.93</text:p>
          </table:table-cell>
          <table:table-cell table:number-columns-repeated="1017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1oct</text:p>
          </table:table-cell>
          <table:table-cell table:style-name="ce2" office:value-type="string" calcext:value-type="string">
            <text:p><text:s/>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5 - 75</text:p>
            <text:p/>
            <text:p>Domain 2 :  102 - 161  </text:p>
          </table:table-cell>
          <table:table-cell table:style-name="ce2" office:value-type="string" calcext:value-type="string">
            <text:p> Domain 1 :  5 - 102</text:p>
            <text:p/>
            <text:p>Domain 2 :  103 - 161  </text:p>
          </table:table-cell>
          <table:table-cell table:style-name="ce2" office:value-type="float" office:value="0.83" calcext:value-type="float">
            <text:p>0.83</text:p>
          </table:table-cell>
          <table:table-cell table:number-columns-repeated="1017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1on2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73</text:p>
            <text:p/>
            <text:p>Domain 2 :  74 - 136  </text:p>
          </table:table-cell>
          <table:table-cell table:style-name="ce2" office:value-type="string" calcext:value-type="string">
            <text:p> Domain 1 :  2 - 74</text:p>
            <text:p/>
            <text:p>Domain 2 :  75 - 136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1or7</text:p>
          </table:table-cell>
          <table:table-cell table:style-name="ce2" office:value-type="string" calcext:value-type="string">
            <text:p><text:s/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-1 - 120</text:p>
            <text:p/>
            <text:p>Domain 2 :  121 - 190  </text:p>
          </table:table-cell>
          <table:table-cell table:style-name="ce2" office:value-type="string" calcext:value-type="string">
            <text:p> Domain 1 :  -1 - 121</text:p>
            <text:p/>
            <text:p>Domain 2 :  122 - 190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1orb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156</text:p>
            <text:p/>
            <text:p>Domain 2 :  157 - 293  </text:p>
          </table:table-cell>
          <table:table-cell table:style-name="ce2" office:value-type="string" calcext:value-type="string">
            <text:p> Domain 1 :  1 - 156</text:p>
            <text:p/>
            <text:p>Domain 2 :  157 - 293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1p42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128</text:p>
            <text:p/>
            <text:p>Domain 2 :  129 - 280  </text:p>
          </table:table-cell>
          <table:table-cell table:style-name="ce2" office:value-type="string" calcext:value-type="string">
            <text:p> Domain 1 :  2 - 136</text:p>
            <text:p/>
            <text:p>Domain 2 :  137 - 280  </text:p>
          </table:table-cell>
          <table:table-cell table:style-name="ce2" office:value-type="float" office:value="0.97" calcext:value-type="float">
            <text:p>0.97</text:p>
          </table:table-cell>
          <table:table-cell table:number-columns-repeated="1017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1p5q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45 - 260</text:p>
            <text:p/>
            <text:p>Domain 2 :  262 - 427  </text:p>
          </table:table-cell>
          <table:table-cell table:style-name="ce2" office:value-type="string" calcext:value-type="string">
            <text:p> Domain 1 :  145 - 328</text:p>
            <text:p/>
            <text:p>Domain 2 :  329 - 427  </text:p>
          </table:table-cell>
          <table:table-cell table:style-name="ce2" office:value-type="float" office:value="0.76" calcext:value-type="float">
            <text:p>0.76</text:p>
          </table:table-cell>
          <table:table-cell table:number-columns-repeated="1017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1po3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95 - 222</text:p>
            <text:p/>
            <text:p>Domain 2 :  223 - 741  </text:p>
          </table:table-cell>
          <table:table-cell table:style-name="ce2" office:value-type="string" calcext:value-type="string">
            <text:p> Domain 1 :  95 - 130    184 - 303    339 - 360    385 - 411    447 - 469    491 - 513    538 - 559    585 - 741</text:p>
            <text:p/>
            <text:p>Domain 2 :  131 - 183    304 - 338    361 - 384    412 - 446    470 - 490    514 - 537    560 - 584  </text:p>
          </table:table-cell>
          <table:table-cell table:style-name="ce2" office:value-type="float" office:value="0.37" calcext:value-type="float">
            <text:p>0.37</text:p>
          </table:table-cell>
          <table:table-cell table:number-columns-repeated="1017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1pov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69</text:p>
            <text:p/>
            <text:p>Domain 2 :  70 - 341  </text:p>
          </table:table-cell>
          <table:table-cell table:style-name="ce2" office:value-type="string" calcext:value-type="string">
            <text:p> Domain 1 :  2 - 65</text:p>
            <text:p/>
            <text:p>Domain 2 :  66 - 341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1ppr</text:p>
          </table:table-cell>
          <table:table-cell table:style-name="ce2" office:value-type="string" calcext:value-type="string">
            <text:p><text:s/>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155</text:p>
            <text:p/>
            <text:p>Domain 2 :  156 - 312  </text:p>
          </table:table-cell>
          <table:table-cell table:style-name="ce2" office:value-type="string" calcext:value-type="string">
            <text:p> Domain 1 :  1 - 155</text:p>
            <text:p/>
            <text:p>Domain 2 :  156 - 312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1prt</text:p>
          </table:table-cell>
          <table:table-cell table:style-name="ce2" office:value-type="string" calcext:value-type="string">
            <text:p><text:s/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4 - 89</text:p>
            <text:p/>
            <text:p>Domain 2 :  90 - 199  </text:p>
          </table:table-cell>
          <table:table-cell table:style-name="ce2" office:value-type="string" calcext:value-type="string">
            <text:p> Domain 1 :  4 - 90</text:p>
            <text:p/>
            <text:p>Domain 2 :  91 - 199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1px5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160</text:p>
            <text:p/>
            <text:p>Domain 2 :  161 - 346  </text:p>
          </table:table-cell>
          <table:table-cell table:style-name="ce2" office:value-type="string" calcext:value-type="string">
            <text:p> Domain 1 :  1 - 22    197 - 346</text:p>
            <text:p/>
            <text:p>Domain 2 :  23 - 196  </text:p>
          </table:table-cell>
          <table:table-cell table:style-name="ce2" office:value-type="float" office:value="0.17" calcext:value-type="float">
            <text:p>0.17</text:p>
          </table:table-cell>
          <table:table-cell table:number-columns-repeated="1017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1qd1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181</text:p>
            <text:p/>
            <text:p>Domain 2 :  182 - 326  </text:p>
          </table:table-cell>
          <table:table-cell table:style-name="ce2" office:value-type="string" calcext:value-type="string">
            <text:p> Domain 1 :  2 - 180</text:p>
            <text:p/>
            <text:p>Domain 2 :  181 - 326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1qf8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7 - 107</text:p>
            <text:p/>
            <text:p>Domain 2 :  108 - 179  </text:p>
          </table:table-cell>
          <table:table-cell table:style-name="ce2" office:value-type="string" calcext:value-type="string">
            <text:p> Domain 1 :  7 - 97</text:p>
            <text:p/>
            <text:p>Domain 2 :  98 - 179  </text:p>
          </table:table-cell>
          <table:table-cell table:style-name="ce2" office:value-type="float" office:value="0.94" calcext:value-type="float">
            <text:p>0.94</text:p>
          </table:table-cell>
          <table:table-cell table:number-columns-repeated="1017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1qiu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319 - 392</text:p>
            <text:p/>
            <text:p>Domain 2 :  393 - 582  </text:p>
          </table:table-cell>
          <table:table-cell table:style-name="ce2" office:value-type="string" calcext:value-type="string">
            <text:p> Domain 1 :  319 - 390</text:p>
            <text:p/>
            <text:p>Domain 2 :  391 - 582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1qnt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6 - 85</text:p>
            <text:p/>
            <text:p>Domain 2 :  86 - 176  </text:p>
          </table:table-cell>
          <table:table-cell table:style-name="ce2" office:value-type="string" calcext:value-type="string">
            <text:p> Domain 1 :  6 - 87</text:p>
            <text:p/>
            <text:p>Domain 2 :  88 - 176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1qo6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43</text:p>
            <text:p/>
            <text:p>Domain 2 :  44 - 101  </text:p>
          </table:table-cell>
          <table:table-cell table:style-name="ce2" office:value-type="string" calcext:value-type="string">
            <text:p> Domain 1 :  1 - 41</text:p>
            <text:p/>
            <text:p>Domain 2 :  42 - 101  </text:p>
          </table:table-cell>
          <table:table-cell table:style-name="ce2" office:value-type="float" office:value="0.98" calcext:value-type="float">
            <text:p>0.98</text:p>
          </table:table-cell>
          <table:table-cell table:number-columns-repeated="1017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1qs2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62 - 264</text:p>
            <text:p/>
            <text:p>Domain 2 :  265 - 462  </text:p>
          </table:table-cell>
          <table:table-cell table:style-name="ce2" office:value-type="string" calcext:value-type="string">
            <text:p> Domain 1 :  62 - 265</text:p>
            <text:p/>
            <text:p>Domain 2 :  266 - 462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1rqu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52</text:p>
            <text:p/>
            <text:p>Domain 2 :  53 - 120  </text:p>
          </table:table-cell>
          <table:table-cell table:style-name="ce2" office:value-type="string" calcext:value-type="string">
            <text:p> Domain 1 :  1 - 42</text:p>
            <text:p/>
            <text:p>Domain 2 :  43 - 120  </text:p>
          </table:table-cell>
          <table:table-cell table:style-name="ce2" office:value-type="float" office:value="0.92" calcext:value-type="float">
            <text:p>0.92</text:p>
          </table:table-cell>
          <table:table-cell table:number-columns-repeated="1017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1rzh</text:p>
          </table:table-cell>
          <table:table-cell table:style-name="ce2" office:value-type="string" calcext:value-type="string">
            <text:p><text:s/>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143</text:p>
            <text:p/>
            <text:p>Domain 2 :  144 - 301  </text:p>
          </table:table-cell>
          <table:table-cell table:style-name="ce2" office:value-type="string" calcext:value-type="string">
            <text:p> Domain 1 :  1 - 54    208 - 275</text:p>
            <text:p/>
            <text:p>Domain 2 :  55 - 207    276 - 301  </text:p>
          </table:table-cell>
          <table:table-cell table:style-name="ce2" office:value-type="float" office:value="0.48" calcext:value-type="float">
            <text:p>0.48</text:p>
          </table:table-cell>
          <table:table-cell table:number-columns-repeated="1017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1sau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45</text:p>
            <text:p/>
            <text:p>Domain 2 :  46 - 115  </text:p>
          </table:table-cell>
          <table:table-cell table:style-name="ce2" office:value-type="string" calcext:value-type="string">
            <text:p> Domain 1 :  2 - 46</text:p>
            <text:p/>
            <text:p>Domain 2 :  47 - 115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1sei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72</text:p>
            <text:p/>
            <text:p>Domain 2 :  73 - 130  </text:p>
          </table:table-cell>
          <table:table-cell table:style-name="ce2" office:value-type="string" calcext:value-type="string">
            <text:p> Domain 1 :  1 - 75</text:p>
            <text:p/>
            <text:p>Domain 2 :  76 - 130  </text:p>
          </table:table-cell>
          <table:table-cell table:style-name="ce2" office:value-type="float" office:value="0.98" calcext:value-type="float">
            <text:p>0.98</text:p>
          </table:table-cell>
          <table:table-cell table:number-columns-repeated="1017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1shy</text:p>
          </table:table-cell>
          <table:table-cell table:style-name="ce2" office:value-type="string" calcext:value-type="string">
            <text:p><text:s/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40 - 515</text:p>
            <text:p/>
            <text:p>Domain 2 :  516 - 564  </text:p>
          </table:table-cell>
          <table:table-cell table:style-name="ce2" office:value-type="string" calcext:value-type="string">
            <text:p> Domain 1 :  40 - 316</text:p>
            <text:p/>
            <text:p>Domain 2 :  317 - 564  </text:p>
          </table:table-cell>
          <table:table-cell table:style-name="ce2" office:value-type="float" office:value="0.62" calcext:value-type="float">
            <text:p>0.62</text:p>
          </table:table-cell>
          <table:table-cell table:number-columns-repeated="1017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1sj8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486 - 660</text:p>
            <text:p/>
            <text:p>Domain 2 :  661 - 782  </text:p>
          </table:table-cell>
          <table:table-cell table:style-name="ce2" office:value-type="string" calcext:value-type="string">
            <text:p> Domain 1 :  486 - 666</text:p>
            <text:p/>
            <text:p>Domain 2 :  667 - 782  </text:p>
          </table:table-cell>
          <table:table-cell table:style-name="ce2" office:value-type="float" office:value="0.98" calcext:value-type="float">
            <text:p>0.98</text:p>
          </table:table-cell>
          <table:table-cell table:number-columns-repeated="1017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1skz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7 - 57</text:p>
            <text:p/>
            <text:p>Domain 2 :  58 - 110  </text:p>
          </table:table-cell>
          <table:table-cell table:style-name="ce2" office:value-type="string" calcext:value-type="string">
            <text:p> Domain 1 :  7 - 61</text:p>
            <text:p/>
            <text:p>Domain 2 :  62 - 110  </text:p>
          </table:table-cell>
          <table:table-cell table:style-name="ce2" office:value-type="float" office:value="0.96" calcext:value-type="float">
            <text:p>0.96</text:p>
          </table:table-cell>
          <table:table-cell table:number-columns-repeated="1017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ssq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138</text:p>
            <text:p/>
            <text:p>Domain 2 :  139 - 241  </text:p>
          </table:table-cell>
          <table:table-cell table:style-name="ce2" office:value-type="string" calcext:value-type="string">
            <text:p> Domain 1 :  1 - 137</text:p>
            <text:p/>
            <text:p>Domain 2 :  138 - 241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1su3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32 - 269</text:p>
            <text:p/>
            <text:p>Domain 2 :  270 - 466  </text:p>
          </table:table-cell>
          <table:table-cell table:style-name="ce2" office:value-type="string" calcext:value-type="string">
            <text:p> Domain 1 :  32 - 274</text:p>
            <text:p/>
            <text:p>Domain 2 :  275 - 466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1t2d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148</text:p>
            <text:p/>
            <text:p>Domain 2 :  149 - 315  </text:p>
          </table:table-cell>
          <table:table-cell table:style-name="ce2" office:value-type="string" calcext:value-type="string">
            <text:p> Domain 1 :  1 - 149</text:p>
            <text:p/>
            <text:p>Domain 2 :  150 - 315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1t8s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8 - 172</text:p>
            <text:p/>
            <text:p>Domain 2 :  173 - 484  </text:p>
          </table:table-cell>
          <table:table-cell table:style-name="ce2" office:value-type="string" calcext:value-type="string">
            <text:p> Domain 1 :  8 - 185</text:p>
            <text:p/>
            <text:p>Domain 2 :  186 - 484  </text:p>
          </table:table-cell>
          <table:table-cell table:style-name="ce2" office:value-type="float" office:value="0.97" calcext:value-type="float">
            <text:p>0.97</text:p>
          </table:table-cell>
          <table:table-cell table:number-columns-repeated="1017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1tua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0 - 83</text:p>
            <text:p/>
            <text:p>Domain 2 :  84 - 188  </text:p>
          </table:table-cell>
          <table:table-cell table:style-name="ce2" office:value-type="string" calcext:value-type="string">
            <text:p> Domain 1 :  0 - 84</text:p>
            <text:p/>
            <text:p>Domain 2 :  85 - 188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1txg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180</text:p>
            <text:p/>
            <text:p>Domain 2 :  181 - 335  </text:p>
          </table:table-cell>
          <table:table-cell table:style-name="ce2" office:value-type="string" calcext:value-type="string">
            <text:p> Domain 1 :  1 - 182</text:p>
            <text:p/>
            <text:p>Domain 2 :  183 - 335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1u4g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152</text:p>
            <text:p/>
            <text:p>Domain 2 :  153 - 298  </text:p>
          </table:table-cell>
          <table:table-cell table:style-name="ce2" office:value-type="string" calcext:value-type="string">
            <text:p> Domain 1 :  1 - 142</text:p>
            <text:p/>
            <text:p>Domain 2 :  143 - 298  </text:p>
          </table:table-cell>
          <table:table-cell table:style-name="ce2" office:value-type="float" office:value="0.97" calcext:value-type="float">
            <text:p>0.97</text:p>
          </table:table-cell>
          <table:table-cell table:number-columns-repeated="1017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1u8b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77</text:p>
            <text:p/>
            <text:p>Domain 2 :  78 - 138  </text:p>
          </table:table-cell>
          <table:table-cell table:style-name="ce2" office:value-type="string" calcext:value-type="string">
            <text:p> Domain 1 :  2 - 79</text:p>
            <text:p/>
            <text:p>Domain 2 :  80 - 138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1ual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-1 - 160</text:p>
            <text:p/>
            <text:p>Domain 2 :  170 - 250  </text:p>
          </table:table-cell>
          <table:table-cell table:style-name="ce2" office:value-type="string" calcext:value-type="string">
            <text:p> Domain 1 :  -1 - 160</text:p>
            <text:p/>
            <text:p>Domain 2 :  170 - 250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1uha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40</text:p>
            <text:p/>
            <text:p>Domain 2 :  41 - 82  </text:p>
          </table:table-cell>
          <table:table-cell table:style-name="ce2" office:value-type="string" calcext:value-type="string">
            <text:p> Domain 1 :  1 - 42</text:p>
            <text:p/>
            <text:p>Domain 2 :  43 - 82  </text:p>
          </table:table-cell>
          <table:table-cell table:style-name="ce2" office:value-type="float" office:value="0.98" calcext:value-type="float">
            <text:p>0.98</text:p>
          </table:table-cell>
          <table:table-cell table:number-columns-repeated="1017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1uly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90</text:p>
            <text:p/>
            <text:p>Domain 2 :  91 - 191  </text:p>
          </table:table-cell>
          <table:table-cell table:style-name="ce2" office:value-type="string" calcext:value-type="string">
            <text:p> Domain 1 :  2 - 88</text:p>
            <text:p/>
            <text:p>Domain 2 :  89 - 191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1ush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6 - 362</text:p>
            <text:p/>
            <text:p>Domain 2 :  363 - 550  </text:p>
          </table:table-cell>
          <table:table-cell table:style-name="ce2" office:value-type="string" calcext:value-type="string">
            <text:p> Domain 1 :  26 - 356</text:p>
            <text:p/>
            <text:p>Domain 2 :  357 - 550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1ux6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813 - 939</text:p>
            <text:p/>
            <text:p>Domain 2 :  940 - 1152  </text:p>
          </table:table-cell>
          <table:table-cell table:style-name="ce2" office:value-type="string" calcext:value-type="string">
            <text:p> Domain 1 :  813 - 938</text:p>
            <text:p/>
            <text:p>Domain 2 :  939 - 1152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1vcb</text:p>
          </table:table-cell>
          <table:table-cell table:style-name="ce2" office:value-type="string" calcext:value-type="string">
            <text:p><text:s/>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63 - 152</text:p>
            <text:p/>
            <text:p>Domain 2 :  153 - 204  </text:p>
          </table:table-cell>
          <table:table-cell table:style-name="ce2" office:value-type="string" calcext:value-type="string">
            <text:p> Domain 1 :  63 - 154</text:p>
            <text:p/>
            <text:p>Domain 2 :  155 - 204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1vfg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134</text:p>
            <text:p/>
            <text:p>Domain 2 :  135 - 351  </text:p>
          </table:table-cell>
          <table:table-cell table:style-name="ce2" office:value-type="string" calcext:value-type="string">
            <text:p> Domain 1 :  1 - 195</text:p>
            <text:p/>
            <text:p>Domain 2 :  196 - 351  </text:p>
          </table:table-cell>
          <table:table-cell table:style-name="ce2" office:value-type="float" office:value="0.83" calcext:value-type="float">
            <text:p>0.83</text:p>
          </table:table-cell>
          <table:table-cell table:number-columns-repeated="1017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1vl2</text:p>
          </table:table-cell>
          <table:table-cell table:style-name="ce2" office:value-type="string" calcext:value-type="string">
            <text:p><text:s/>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176</text:p>
            <text:p/>
            <text:p>Domain 2 :  177 - 404  </text:p>
          </table:table-cell>
          <table:table-cell table:style-name="ce2" office:value-type="string" calcext:value-type="string">
            <text:p> Domain 1 :  2 - 66    88 - 207</text:p>
            <text:p/>
            <text:p>Domain 2 :  67 - 87    208 - 404  </text:p>
          </table:table-cell>
          <table:table-cell table:style-name="ce2" office:value-type="float" office:value="0.87" calcext:value-type="float">
            <text:p>0.87</text:p>
          </table:table-cell>
          <table:table-cell table:number-columns-repeated="1017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1vli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303</text:p>
            <text:p/>
            <text:p>Domain 2 :  304 - 368  </text:p>
          </table:table-cell>
          <table:table-cell table:style-name="ce2" office:value-type="string" calcext:value-type="string">
            <text:p> Domain 1 :  2 - 295</text:p>
            <text:p/>
            <text:p>Domain 2 :  296 - 368  </text:p>
          </table:table-cell>
          <table:table-cell table:style-name="ce2" office:value-type="float" office:value="0.98" calcext:value-type="float">
            <text:p>0.98</text:p>
          </table:table-cell>
          <table:table-cell table:number-columns-repeated="1017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1vme</text:p>
          </table:table-cell>
          <table:table-cell table:style-name="ce2" office:value-type="string" calcext:value-type="string">
            <text:p><text:s/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-1 - 249</text:p>
            <text:p/>
            <text:p>Domain 2 :  250 - 398  </text:p>
          </table:table-cell>
          <table:table-cell table:style-name="ce2" office:value-type="string" calcext:value-type="string">
            <text:p> Domain 1 :  -1 - 245</text:p>
            <text:p/>
            <text:p>Domain 2 :  246 - 398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1vqz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0 - 241</text:p>
            <text:p/>
            <text:p>Domain 2 :  242 - 329  </text:p>
          </table:table-cell>
          <table:table-cell table:style-name="ce2" office:value-type="string" calcext:value-type="string">
            <text:p> Domain 1 :  0 - 235</text:p>
            <text:p/>
            <text:p>Domain 2 :  236 - 329  </text:p>
          </table:table-cell>
          <table:table-cell table:style-name="ce2" office:value-type="float" office:value="0.98" calcext:value-type="float">
            <text:p>0.98</text:p>
          </table:table-cell>
          <table:table-cell table:number-columns-repeated="1017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1vzy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234</text:p>
            <text:p/>
            <text:p>Domain 2 :  235 - 290  </text:p>
          </table:table-cell>
          <table:table-cell table:style-name="ce2" office:value-type="string" calcext:value-type="string">
            <text:p> Domain 1 :  1 - 234</text:p>
            <text:p/>
            <text:p>Domain 2 :  235 - 290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1w3f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3 - 149</text:p>
            <text:p/>
            <text:p>Domain 2 :  150 - 315  </text:p>
          </table:table-cell>
          <table:table-cell table:style-name="ce2" office:value-type="string" calcext:value-type="string">
            <text:p> Domain 1 :  3 - 154</text:p>
            <text:p/>
            <text:p>Domain 2 :  155 - 314  </text:p>
          </table:table-cell>
          <table:table-cell table:style-name="ce2" office:value-type="float" office:value="0.98" calcext:value-type="float">
            <text:p>0.98</text:p>
          </table:table-cell>
          <table:table-cell table:number-columns-repeated="1017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1whe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46</text:p>
            <text:p/>
            <text:p>Domain 2 :  47 - 86  </text:p>
          </table:table-cell>
          <table:table-cell table:style-name="ce2" office:value-type="string" calcext:value-type="string">
            <text:p> Domain 1 :  1 - 46</text:p>
            <text:p/>
            <text:p>Domain 2 :  47 - 86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1wku</text:p>
          </table:table-cell>
          <table:table-cell table:style-name="ce2" office:value-type="string" calcext:value-type="string">
            <text:p><text:s/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42 - 153</text:p>
            <text:p/>
            <text:p>Domain 2 :  154 - 268  </text:p>
          </table:table-cell>
          <table:table-cell table:style-name="ce2" office:value-type="string" calcext:value-type="string">
            <text:p> Domain 1 :  42 - 149</text:p>
            <text:p/>
            <text:p>Domain 2 :  150 - 268  </text:p>
          </table:table-cell>
          <table:table-cell table:style-name="ce2" office:value-type="float" office:value="0.98" calcext:value-type="float">
            <text:p>0.98</text:p>
          </table:table-cell>
          <table:table-cell table:number-columns-repeated="1017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1wlf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3 - 99</text:p>
            <text:p/>
            <text:p>Domain 2 :  100 - 179  </text:p>
          </table:table-cell>
          <table:table-cell table:style-name="ce2" office:value-type="string" calcext:value-type="string">
            <text:p> Domain 1 :  13 - 100</text:p>
            <text:p/>
            <text:p>Domain 2 :  101 - 179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1wpb</text:p>
          </table:table-cell>
          <table:table-cell table:style-name="ce2" office:value-type="string" calcext:value-type="string">
            <text:p><text:s/>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3 - 57</text:p>
            <text:p/>
            <text:p>Domain 2 :  58 - 170  </text:p>
          </table:table-cell>
          <table:table-cell table:style-name="ce2" office:value-type="string" calcext:value-type="string">
            <text:p> Domain 1 :  3 - 59</text:p>
            <text:p/>
            <text:p>Domain 2 :  60 - 170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1wur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32 - 85</text:p>
            <text:p/>
            <text:p>Domain 2 :  86 - 216  </text:p>
          </table:table-cell>
          <table:table-cell table:style-name="ce2" office:value-type="string" calcext:value-type="string">
            <text:p> Domain 1 :  32 - 77</text:p>
            <text:p/>
            <text:p>Domain 2 :  78 - 216  </text:p>
          </table:table-cell>
          <table:table-cell table:style-name="ce2" office:value-type="float" office:value="0.96" calcext:value-type="float">
            <text:p>0.96</text:p>
          </table:table-cell>
          <table:table-cell table:number-columns-repeated="1017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1x9y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41 - 210</text:p>
            <text:p/>
            <text:p>Domain 2 :  211 - 397  </text:p>
          </table:table-cell>
          <table:table-cell table:style-name="ce2" office:value-type="string" calcext:value-type="string">
            <text:p> Domain 1 :  41 - 211</text:p>
            <text:p/>
            <text:p>Domain 2 :  212 - 397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1xr4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0 - 236</text:p>
            <text:p/>
            <text:p>Domain 2 :  237 - 505  </text:p>
          </table:table-cell>
          <table:table-cell table:style-name="ce2" office:value-type="string" calcext:value-type="string">
            <text:p> Domain 1 :  0 - 235</text:p>
            <text:p/>
            <text:p>Domain 2 :  236 - 505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xt0</text:p>
          </table:table-cell>
          <table:table-cell table:style-name="ce2" office:value-type="string" calcext:value-type="string">
            <text:p><text:s/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-1 - 79</text:p>
            <text:p/>
            <text:p>Domain 2 :  81 - 201  </text:p>
          </table:table-cell>
          <table:table-cell table:style-name="ce2" office:value-type="string" calcext:value-type="string">
            <text:p> Domain 1 :  -1 - 80</text:p>
            <text:p/>
            <text:p>Domain 2 :  81 - 201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1xta</text:p>
          </table:table-cell>
          <table:table-cell table:style-name="ce2" office:value-type="string" calcext:value-type="string">
            <text:p><text:s/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3 - 180</text:p>
            <text:p/>
            <text:p>Domain 2 :  181 - 221  </text:p>
          </table:table-cell>
          <table:table-cell table:style-name="ce2" office:value-type="string" calcext:value-type="string">
            <text:p> Domain 1 :  3 - 147</text:p>
            <text:p/>
            <text:p>Domain 2 :  148 - 221  </text:p>
          </table:table-cell>
          <table:table-cell table:style-name="ce2" office:value-type="float" office:value="0.85" calcext:value-type="float">
            <text:p>0.85</text:p>
          </table:table-cell>
          <table:table-cell table:number-columns-repeated="1017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1y7m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47</text:p>
            <text:p/>
            <text:p>Domain 2 :  48 - 164  </text:p>
          </table:table-cell>
          <table:table-cell table:style-name="ce2" office:value-type="string" calcext:value-type="string">
            <text:p> Domain 1 :  2 - 53</text:p>
            <text:p/>
            <text:p>Domain 2 :  54 - 164  </text:p>
          </table:table-cell>
          <table:table-cell table:style-name="ce2" office:value-type="float" office:value="0.96" calcext:value-type="float">
            <text:p>0.96</text:p>
          </table:table-cell>
          <table:table-cell table:number-columns-repeated="1017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1ybi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0 - 152</text:p>
            <text:p/>
            <text:p>Domain 2 :  153 - 293  </text:p>
          </table:table-cell>
          <table:table-cell table:style-name="ce2" office:value-type="string" calcext:value-type="string">
            <text:p> Domain 1 :  10 - 148</text:p>
            <text:p/>
            <text:p>Domain 2 :  149 - 293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1ytf</text:p>
          </table:table-cell>
          <table:table-cell table:style-name="ce2" office:value-type="string" calcext:value-type="string">
            <text:p><text:s/>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5 - 57</text:p>
            <text:p/>
            <text:p>Domain 2 :  58 - 119  </text:p>
          </table:table-cell>
          <table:table-cell table:style-name="ce2" office:value-type="string" calcext:value-type="string">
            <text:p> Domain 1 :  5 - 51</text:p>
            <text:p/>
            <text:p>Domain 2 :  52 - 119  </text:p>
          </table:table-cell>
          <table:table-cell table:style-name="ce2" office:value-type="float" office:value="0.95" calcext:value-type="float">
            <text:p>0.95</text:p>
          </table:table-cell>
          <table:table-cell table:number-columns-repeated="1017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1yua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64</text:p>
            <text:p/>
            <text:p>Domain 2 :  65 - 122  </text:p>
          </table:table-cell>
          <table:table-cell table:style-name="ce2" office:value-type="string" calcext:value-type="string">
            <text:p> Domain 1 :  1 - 65</text:p>
            <text:p/>
            <text:p>Domain 2 :  66 - 122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1yz9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149</text:p>
            <text:p/>
            <text:p>Domain 2 :  150 - 220  </text:p>
          </table:table-cell>
          <table:table-cell table:style-name="ce2" office:value-type="string" calcext:value-type="string">
            <text:p> Domain 1 :  1 - 144</text:p>
            <text:p/>
            <text:p>Domain 2 :  145 - 220  </text:p>
          </table:table-cell>
          <table:table-cell table:style-name="ce2" office:value-type="float" office:value="0.98" calcext:value-type="float">
            <text:p>0.98</text:p>
          </table:table-cell>
          <table:table-cell table:number-columns-repeated="1017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1zcn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7 - 38</text:p>
            <text:p/>
            <text:p>Domain 2 :  51 - 163  </text:p>
          </table:table-cell>
          <table:table-cell table:style-name="ce2" office:value-type="string" calcext:value-type="string">
            <text:p> Domain 1 :  7 - 57</text:p>
            <text:p/>
            <text:p>Domain 2 :  58 - 163  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17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2a06</text:p>
          </table:table-cell>
          <table:table-cell table:style-name="ce2" office:value-type="string" calcext:value-type="string">
            <text:p><text:s/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2 - 235</text:p>
            <text:p/>
            <text:p>Domain 2 :  236 - 439  </text:p>
          </table:table-cell>
          <table:table-cell table:style-name="ce2" office:value-type="string" calcext:value-type="string">
            <text:p> Domain 1 :  12 - 236    372 - 395</text:p>
            <text:p/>
            <text:p>Domain 2 :  237 - 371    396 - 439  </text:p>
          </table:table-cell>
          <table:table-cell table:style-name="ce2" office:value-type="float" office:value="0.94" calcext:value-type="float">
            <text:p>0.94</text:p>
          </table:table-cell>
          <table:table-cell table:number-columns-repeated="1017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2a25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25 - 154</text:p>
            <text:p/>
            <text:p>Domain 2 :  155 - 282  </text:p>
          </table:table-cell>
          <table:table-cell table:style-name="ce2" office:value-type="string" calcext:value-type="string">
            <text:p> Domain 1 :  125 - 161</text:p>
            <text:p/>
            <text:p>Domain 2 :  162 - 282  </text:p>
          </table:table-cell>
          <table:table-cell table:style-name="ce2" office:value-type="float" office:value="0.96" calcext:value-type="float">
            <text:p>0.96</text:p>
          </table:table-cell>
          <table:table-cell table:number-columns-repeated="1017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2a9d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95 - 343</text:p>
            <text:p/>
            <text:p>Domain 2 :  344 - 466  </text:p>
          </table:table-cell>
          <table:table-cell table:style-name="ce2" office:value-type="string" calcext:value-type="string">
            <text:p> Domain 1 :  95 - 183    212 - 344</text:p>
            <text:p/>
            <text:p>Domain 2 :  184 - 211    345 - 466  </text:p>
          </table:table-cell>
          <table:table-cell table:style-name="ce2" office:value-type="float" office:value="0.92" calcext:value-type="float">
            <text:p>0.92</text:p>
          </table:table-cell>
          <table:table-cell table:number-columns-repeated="1017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2ahr</text:p>
          </table:table-cell>
          <table:table-cell table:style-name="ce2" office:value-type="string" calcext:value-type="string">
            <text:p><text:s/>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150</text:p>
            <text:p/>
            <text:p>Domain 2 :  151 - 256  </text:p>
          </table:table-cell>
          <table:table-cell table:style-name="ce2" office:value-type="string" calcext:value-type="string">
            <text:p> Domain 1 :  2 - 160</text:p>
            <text:p/>
            <text:p>Domain 2 :  161 - 256  </text:p>
          </table:table-cell>
          <table:table-cell table:style-name="ce2" office:value-type="float" office:value="0.96" calcext:value-type="float">
            <text:p>0.96</text:p>
          </table:table-cell>
          <table:table-cell table:number-columns-repeated="1017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2arz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151</text:p>
            <text:p/>
            <text:p>Domain 2 :  152 - 239  </text:p>
          </table:table-cell>
          <table:table-cell table:style-name="ce2" office:value-type="string" calcext:value-type="string">
            <text:p> Domain 1 :  2 - 152</text:p>
            <text:p/>
            <text:p>Domain 2 :  153 - 239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2auw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4 - 85</text:p>
            <text:p/>
            <text:p>Domain 2 :  86 - 154  </text:p>
          </table:table-cell>
          <table:table-cell table:style-name="ce2" office:value-type="string" calcext:value-type="string">
            <text:p> Domain 1 :  4 - 86</text:p>
            <text:p/>
            <text:p>Domain 2 :  87 - 154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2bgh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4 - 210</text:p>
            <text:p/>
            <text:p>Domain 2 :  211 - 421  </text:p>
          </table:table-cell>
          <table:table-cell table:style-name="ce2" office:value-type="string" calcext:value-type="string">
            <text:p> Domain 1 :  4 - 205</text:p>
            <text:p/>
            <text:p>Domain 2 :  206 - 421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2bw0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-2 - 205</text:p>
            <text:p/>
            <text:p>Domain 2 :  206 - 307  </text:p>
          </table:table-cell>
          <table:table-cell table:style-name="ce2" office:value-type="string" calcext:value-type="string">
            <text:p> Domain 1 :  -2 - 203</text:p>
            <text:p/>
            <text:p>Domain 2 :  204 - 307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c0g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024 - 1145</text:p>
            <text:p/>
            <text:p>Domain 2 :  1146 - 1251  </text:p>
          </table:table-cell>
          <table:table-cell table:style-name="ce2" office:value-type="string" calcext:value-type="string">
            <text:p> Domain 1 :  1024 - 1144</text:p>
            <text:p/>
            <text:p>Domain 2 :  1145 - 1251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2cnd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1 - 116</text:p>
            <text:p/>
            <text:p>Domain 2 :  117 - 270  </text:p>
          </table:table-cell>
          <table:table-cell table:style-name="ce2" office:value-type="string" calcext:value-type="string">
            <text:p> Domain 1 :  11 - 117</text:p>
            <text:p/>
            <text:p>Domain 2 :  118 - 270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2d1c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385</text:p>
            <text:p/>
            <text:p>Domain 2 :  386 - 496  </text:p>
          </table:table-cell>
          <table:table-cell table:style-name="ce2" office:value-type="string" calcext:value-type="string">
            <text:p> Domain 1 :  2 - 379</text:p>
            <text:p/>
            <text:p>Domain 2 :  380 - 496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2dpl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185</text:p>
            <text:p/>
            <text:p>Domain 2 :  186 - 308  </text:p>
          </table:table-cell>
          <table:table-cell table:style-name="ce2" office:value-type="string" calcext:value-type="string">
            <text:p> Domain 1 :  1 - 83    105 - 131    153 - 185</text:p>
            <text:p/>
            <text:p>Domain 2 :  84 - 104    132 - 152    186 - 308  </text:p>
          </table:table-cell>
          <table:table-cell table:style-name="ce2" office:value-type="float" office:value="0.86" calcext:value-type="float">
            <text:p>0.86</text:p>
          </table:table-cell>
          <table:table-cell table:number-columns-repeated="1017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2e5y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88</text:p>
            <text:p/>
            <text:p>Domain 2 :  89 - 133  </text:p>
          </table:table-cell>
          <table:table-cell table:style-name="ce2" office:value-type="string" calcext:value-type="string">
            <text:p> Domain 1 :  1 - 87</text:p>
            <text:p/>
            <text:p>Domain 2 :  88 - 133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2ehz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4 - 138</text:p>
            <text:p/>
            <text:p>Domain 2 :  139 - 302  </text:p>
          </table:table-cell>
          <table:table-cell table:style-name="ce2" office:value-type="string" calcext:value-type="string">
            <text:p> Domain 1 :  4 - 173</text:p>
            <text:p/>
            <text:p>Domain 2 :  174 - 302  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17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2elc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67</text:p>
            <text:p/>
            <text:p>Domain 2 :  68 - 329  </text:p>
          </table:table-cell>
          <table:table-cell table:style-name="ce2" office:value-type="string" calcext:value-type="string">
            <text:p> Domain 1 :  1 - 66    150 - 182</text:p>
            <text:p/>
            <text:p>Domain 2 :  67 - 149    183 - 329  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1017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2ess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148</text:p>
            <text:p/>
            <text:p>Domain 2 :  149 - 247  </text:p>
          </table:table-cell>
          <table:table-cell table:style-name="ce2" office:value-type="string" calcext:value-type="string">
            <text:p> Domain 1 :  2 - 148</text:p>
            <text:p/>
            <text:p>Domain 2 :  149 - 247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2fb5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73</text:p>
            <text:p/>
            <text:p>Domain 2 :  74 - 205  </text:p>
          </table:table-cell>
          <table:table-cell table:style-name="ce2" office:value-type="string" calcext:value-type="string">
            <text:p> Domain 1 :  2 - 61</text:p>
            <text:p/>
            <text:p>Domain 2 :  62 - 205  </text:p>
          </table:table-cell>
          <table:table-cell table:style-name="ce2" office:value-type="float" office:value="0.94" calcext:value-type="float">
            <text:p>0.94</text:p>
          </table:table-cell>
          <table:table-cell table:number-columns-repeated="1017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2fcw</text:p>
          </table:table-cell>
          <table:table-cell table:style-name="ce2" office:value-type="string" calcext:value-type="string">
            <text:p><text:s/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86 - 121</text:p>
            <text:p/>
            <text:p>Domain 2 :  122 - 163  </text:p>
          </table:table-cell>
          <table:table-cell table:style-name="ce2" office:value-type="string" calcext:value-type="string">
            <text:p> Domain 1 :  86 - 122</text:p>
            <text:p/>
            <text:p>Domain 2 :  123 - 163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2fef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6 - 134</text:p>
            <text:p/>
            <text:p>Domain 2 :  135 - 293  </text:p>
          </table:table-cell>
          <table:table-cell table:style-name="ce2" office:value-type="string" calcext:value-type="string">
            <text:p> Domain 1 :  6 - 129</text:p>
            <text:p/>
            <text:p>Domain 2 :  130 - 293  </text:p>
          </table:table-cell>
          <table:table-cell table:style-name="ce2" office:value-type="float" office:value="0.98" calcext:value-type="float">
            <text:p>0.98</text:p>
          </table:table-cell>
          <table:table-cell table:number-columns-repeated="1017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2fj8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4 - 63</text:p>
            <text:p/>
            <text:p>Domain 2 :  64 - 123  </text:p>
          </table:table-cell>
          <table:table-cell table:style-name="ce2" office:value-type="string" calcext:value-type="string">
            <text:p> Domain 1 :  4 - 63</text:p>
            <text:p/>
            <text:p>Domain 2 :  64 - 123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2fpn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140</text:p>
            <text:p/>
            <text:p>Domain 2 :  141 - 214  </text:p>
          </table:table-cell>
          <table:table-cell table:style-name="ce2" office:value-type="string" calcext:value-type="string">
            <text:p> Domain 1 :  1 - 134</text:p>
            <text:p/>
            <text:p>Domain 2 :  135 - 214  </text:p>
          </table:table-cell>
          <table:table-cell table:style-name="ce2" office:value-type="float" office:value="0.97" calcext:value-type="float">
            <text:p>0.97</text:p>
          </table:table-cell>
          <table:table-cell table:number-columns-repeated="1017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2ghj</text:p>
          </table:table-cell>
          <table:table-cell table:style-name="ce2" office:value-type="string" calcext:value-type="string">
            <text:p><text:s/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7 - 52</text:p>
            <text:p/>
            <text:p>Domain 2 :  53 - 118  </text:p>
          </table:table-cell>
          <table:table-cell table:style-name="ce2" office:value-type="string" calcext:value-type="string">
            <text:p> Domain 1 :  27 - 53</text:p>
            <text:p/>
            <text:p>Domain 2 :  54 - 118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2gk9</text:p>
          </table:table-cell>
          <table:table-cell table:style-name="ce2" office:value-type="string" calcext:value-type="string">
            <text:p><text:s/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45 - 205</text:p>
            <text:p/>
            <text:p>Domain 2 :  206 - 417  </text:p>
          </table:table-cell>
          <table:table-cell table:style-name="ce2" office:value-type="string" calcext:value-type="string">
            <text:p> Domain 1 :  45 - 204</text:p>
            <text:p/>
            <text:p>Domain 2 :  205 - 417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2gl6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46 - 139</text:p>
            <text:p/>
            <text:p>Domain 2 :  140 - 390  </text:p>
          </table:table-cell>
          <table:table-cell table:style-name="ce2" office:value-type="string" calcext:value-type="string">
            <text:p> Domain 1 :  46 - 185</text:p>
            <text:p/>
            <text:p>Domain 2 :  186 - 390  </text:p>
          </table:table-cell>
          <table:table-cell table:style-name="ce2" office:value-type="float" office:value="0.87" calcext:value-type="float">
            <text:p>0.87</text:p>
          </table:table-cell>
          <table:table-cell table:number-columns-repeated="1017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2gq1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193</text:p>
            <text:p/>
            <text:p>Domain 2 :  195 - 332  </text:p>
          </table:table-cell>
          <table:table-cell table:style-name="ce2" office:value-type="string" calcext:value-type="string">
            <text:p> Domain 1 :  2 - 194</text:p>
            <text:p/>
            <text:p>Domain 2 :  195 - 332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2h88</text:p>
          </table:table-cell>
          <table:table-cell table:style-name="ce2" office:value-type="string" calcext:value-type="string">
            <text:p><text:s/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8 - 114</text:p>
            <text:p/>
            <text:p>Domain 2 :  115 - 246  </text:p>
          </table:table-cell>
          <table:table-cell table:style-name="ce2" office:value-type="string" calcext:value-type="string">
            <text:p> Domain 1 :  8 - 115</text:p>
            <text:p/>
            <text:p>Domain 2 :  116 - 246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2h88</text:p>
          </table:table-cell>
          <table:table-cell table:style-name="ce2" office:value-type="string" calcext:value-type="string">
            <text:p><text:s/>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32</text:p>
            <text:p/>
            <text:p>Domain 2 :  33 - 140  </text:p>
          </table:table-cell>
          <table:table-cell table:style-name="ce2" office:value-type="string" calcext:value-type="string">
            <text:p> Domain 1 :  44 - 103</text:p>
            <text:p/>
            <text:p>Domain 2 :  2 - 43    104 - 140  </text:p>
          </table:table-cell>
          <table:table-cell table:style-name="ce2" office:value-type="float" office:value="0.35" calcext:value-type="float">
            <text:p>0.35</text:p>
          </table:table-cell>
          <table:table-cell table:number-columns-repeated="1017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2haw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189</text:p>
            <text:p/>
            <text:p>Domain 2 :  190 - 308  </text:p>
          </table:table-cell>
          <table:table-cell table:style-name="ce2" office:value-type="string" calcext:value-type="string">
            <text:p> Domain 1 :  2 - 187</text:p>
            <text:p/>
            <text:p>Domain 2 :  188 - 308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2hbw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4 - 86</text:p>
            <text:p/>
            <text:p>Domain 2 :  87 - 234  </text:p>
          </table:table-cell>
          <table:table-cell table:style-name="ce2" office:value-type="string" calcext:value-type="string">
            <text:p> Domain 1 :  15 - 87</text:p>
            <text:p/>
            <text:p>Domain 2 :  88 - 234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2hsi</text:p>
          </table:table-cell>
          <table:table-cell table:style-name="ce2" office:value-type="string" calcext:value-type="string">
            <text:p><text:s/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5 - 123</text:p>
            <text:p/>
            <text:p>Domain 2 :  124 - 280  </text:p>
          </table:table-cell>
          <table:table-cell table:style-name="ce2" office:value-type="string" calcext:value-type="string">
            <text:p> Domain 1 :  25 - 178</text:p>
            <text:p/>
            <text:p>Domain 2 :  179 - 280  </text:p>
          </table:table-cell>
          <table:table-cell table:style-name="ce2" office:value-type="float" office:value="0.79" calcext:value-type="float">
            <text:p>0.79</text:p>
          </table:table-cell>
          <table:table-cell table:number-columns-repeated="1017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2hxv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-3 - 147</text:p>
            <text:p/>
            <text:p>Domain 2 :  148 - 345  </text:p>
          </table:table-cell>
          <table:table-cell table:style-name="ce2" office:value-type="string" calcext:value-type="string">
            <text:p> Domain 1 :  -3 - 144</text:p>
            <text:p/>
            <text:p>Domain 2 :  145 - 345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2hza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47</text:p>
            <text:p/>
            <text:p>Domain 2 :  48 - 131  </text:p>
          </table:table-cell>
          <table:table-cell table:style-name="ce2" office:value-type="string" calcext:value-type="string">
            <text:p> Domain 1 :  2 - 41</text:p>
            <text:p/>
            <text:p>Domain 2 :  42 - 131  </text:p>
          </table:table-cell>
          <table:table-cell table:style-name="ce2" office:value-type="float" office:value="0.95" calcext:value-type="float">
            <text:p>0.95</text:p>
          </table:table-cell>
          <table:table-cell table:number-columns-repeated="1017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2i15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38</text:p>
            <text:p/>
            <text:p>Domain 2 :  39 - 129  </text:p>
          </table:table-cell>
          <table:table-cell table:style-name="ce2" office:value-type="string" calcext:value-type="string">
            <text:p> Domain 1 :  1 - 53</text:p>
            <text:p/>
            <text:p>Domain 2 :  54 - 129  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17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2i5v</text:p>
          </table:table-cell>
          <table:table-cell table:style-name="ce2" office:value-type="string" calcext:value-type="string">
            <text:p><text:s/>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8 - 127</text:p>
            <text:p/>
            <text:p>Domain 2 :  128 - 273  </text:p>
          </table:table-cell>
          <table:table-cell table:style-name="ce2" office:value-type="string" calcext:value-type="string">
            <text:p> Domain 1 :  28 - 138</text:p>
            <text:p/>
            <text:p>Domain 2 :  139 - 273  </text:p>
          </table:table-cell>
          <table:table-cell table:style-name="ce2" office:value-type="float" office:value="0.96" calcext:value-type="float">
            <text:p>0.96</text:p>
          </table:table-cell>
          <table:table-cell table:number-columns-repeated="1017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2ibd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1 - 55</text:p>
            <text:p/>
            <text:p>Domain 2 :  56 - 202  </text:p>
          </table:table-cell>
          <table:table-cell table:style-name="ce2" office:value-type="string" calcext:value-type="string">
            <text:p> Domain 1 :  11 - 72    102 - 129</text:p>
            <text:p/>
            <text:p>Domain 2 :  73 - 101    130 - 202  </text:p>
          </table:table-cell>
          <table:table-cell table:style-name="ce2" office:value-type="float" office:value="0.77" calcext:value-type="float">
            <text:p>0.77</text:p>
          </table:table-cell>
          <table:table-cell table:number-columns-repeated="1017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jz4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148</text:p>
            <text:p/>
            <text:p>Domain 2 :  149 - 299  </text:p>
          </table:table-cell>
          <table:table-cell table:style-name="ce2" office:value-type="string" calcext:value-type="string">
            <text:p> Domain 1 :  1 - 148</text:p>
            <text:p/>
            <text:p>Domain 2 :  149 - 299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2nlk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827 - 1124</text:p>
            <text:p/>
            <text:p>Domain 2 :  1125 - 1412  </text:p>
          </table:table-cell>
          <table:table-cell table:style-name="ce2" office:value-type="string" calcext:value-type="string">
            <text:p> Domain 1 :  827 - 1121</text:p>
            <text:p/>
            <text:p>Domain 2 :  1122 - 1412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2nnu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0 - 101</text:p>
            <text:p/>
            <text:p>Domain 2 :  102 - 200  </text:p>
          </table:table-cell>
          <table:table-cell table:style-name="ce2" office:value-type="string" calcext:value-type="string">
            <text:p> Domain 1 :  0 - 103</text:p>
            <text:p/>
            <text:p>Domain 2 :  104 - 200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2o62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132</text:p>
            <text:p/>
            <text:p>Domain 2 :  133 - 269  </text:p>
          </table:table-cell>
          <table:table-cell table:style-name="ce2" office:value-type="string" calcext:value-type="string">
            <text:p> Domain 1 :  2 - 134   </text:p>
            <text:p/>
            <text:p>Domain 2 :  135 - 269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2oux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6 - 133</text:p>
            <text:p/>
            <text:p>Domain 2 :  134 - 262  </text:p>
          </table:table-cell>
          <table:table-cell table:style-name="ce2" office:value-type="string" calcext:value-type="string">
            <text:p> Domain 1 :  6 - 124</text:p>
            <text:p/>
            <text:p>Domain 2 :  125 - 262  </text:p>
          </table:table-cell>
          <table:table-cell table:style-name="ce2" office:value-type="float" office:value="0.96" calcext:value-type="float">
            <text:p>0.96</text:p>
          </table:table-cell>
          <table:table-cell table:number-columns-repeated="1017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2p84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3 - 62</text:p>
            <text:p/>
            <text:p>Domain 2 :  63 - 135  </text:p>
          </table:table-cell>
          <table:table-cell table:style-name="ce2" office:value-type="string" calcext:value-type="string">
            <text:p> Domain 1 :  3 - 60</text:p>
            <text:p/>
            <text:p>Domain 2 :  61 - 135  </text:p>
          </table:table-cell>
          <table:table-cell table:style-name="ce2" office:value-type="float" office:value="0.98" calcext:value-type="float">
            <text:p>0.98</text:p>
          </table:table-cell>
          <table:table-cell table:number-columns-repeated="1017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2ph7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0 - 130</text:p>
            <text:p/>
            <text:p>Domain 2 :  131 - 226  </text:p>
          </table:table-cell>
          <table:table-cell table:style-name="ce2" office:value-type="string" calcext:value-type="string">
            <text:p> Domain 1 :  0 - 103</text:p>
            <text:p/>
            <text:p>Domain 2 :  104 - 226  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17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2phc</text:p>
          </table:table-cell>
          <table:table-cell table:style-name="ce2" office:value-type="string" calcext:value-type="string">
            <text:p><text:s/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84</text:p>
            <text:p/>
            <text:p>Domain 2 :  85 - 217  </text:p>
          </table:table-cell>
          <table:table-cell table:style-name="ce2" office:value-type="string" calcext:value-type="string">
            <text:p> Domain 1 :  2 - 83</text:p>
            <text:p/>
            <text:p>Domain 2 :  84 - 217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2pv7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92 - 250</text:p>
            <text:p/>
            <text:p>Domain 2 :  251 - 371  </text:p>
          </table:table-cell>
          <table:table-cell table:style-name="ce2" office:value-type="string" calcext:value-type="string">
            <text:p> Domain 1 :  92 - 252</text:p>
            <text:p/>
            <text:p>Domain 2 :  253 - 371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2qbw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97</text:p>
            <text:p/>
            <text:p>Domain 2 :  104 - 195  </text:p>
          </table:table-cell>
          <table:table-cell table:style-name="ce2" office:value-type="string" calcext:value-type="string">
            <text:p> Domain 1 :  1 - 103</text:p>
            <text:p/>
            <text:p>Domain 2 :  104 - 195  </text:p>
          </table:table-cell>
          <table:table-cell table:style-name="ce2" office:value-type="float" office:value="0.97" calcext:value-type="float">
            <text:p>0.97</text:p>
          </table:table-cell>
          <table:table-cell table:number-columns-repeated="1017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2qgq</text:p>
          </table:table-cell>
          <table:table-cell table:style-name="ce2" office:value-type="string" calcext:value-type="string">
            <text:p><text:s/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36 - 370</text:p>
            <text:p/>
            <text:p>Domain 2 :  371 - 430  </text:p>
          </table:table-cell>
          <table:table-cell table:style-name="ce2" office:value-type="string" calcext:value-type="string">
            <text:p> Domain 1 :  136 - 228    366 - 421</text:p>
            <text:p/>
            <text:p>Domain 2 :  229 - 365    422 - 430  </text:p>
          </table:table-cell>
          <table:table-cell table:style-name="ce2" office:value-type="float" office:value="0.36" calcext:value-type="float">
            <text:p>0.36</text:p>
          </table:table-cell>
          <table:table-cell table:number-columns-repeated="1017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2qia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196</text:p>
            <text:p/>
            <text:p>Domain 2 :  197 - 262  </text:p>
          </table:table-cell>
          <table:table-cell table:style-name="ce2" office:value-type="string" calcext:value-type="string">
            <text:p> Domain 1 :  1 - 144</text:p>
            <text:p/>
            <text:p>Domain 2 :  145 - 262  </text:p>
          </table:table-cell>
          <table:table-cell table:style-name="ce2" office:value-type="float" office:value="0.8" calcext:value-type="float">
            <text:p>0.8</text:p>
          </table:table-cell>
          <table:table-cell table:number-columns-repeated="1017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2qik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120</text:p>
            <text:p/>
            <text:p>Domain 2 :  122 - 278  </text:p>
          </table:table-cell>
          <table:table-cell table:style-name="ce2" office:value-type="string" calcext:value-type="string">
            <text:p> Domain 1 :  2 - 124</text:p>
            <text:p/>
            <text:p>Domain 2 :  125 - 278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2qj2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36 - 125</text:p>
            <text:p/>
            <text:p>Domain 2 :  126 - 209  </text:p>
          </table:table-cell>
          <table:table-cell table:style-name="ce2" office:value-type="string" calcext:value-type="string">
            <text:p> Domain 1 :  36 - 125</text:p>
            <text:p/>
            <text:p>Domain 2 :  126 - 209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2qol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595 - 701</text:p>
            <text:p/>
            <text:p>Domain 2 :  702 - 904  </text:p>
          </table:table-cell>
          <table:table-cell table:style-name="ce2" office:value-type="string" calcext:value-type="string">
            <text:p> Domain 1 :  595 - 705</text:p>
            <text:p/>
            <text:p>Domain 2 :  706 - 904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2r01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3 - 165</text:p>
            <text:p/>
            <text:p>Domain 2 :  166 - 207  </text:p>
          </table:table-cell>
          <table:table-cell table:style-name="ce2" office:value-type="string" calcext:value-type="string">
            <text:p> Domain 1 :  13 - 164</text:p>
            <text:p/>
            <text:p>Domain 2 :  165 - 207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2r6i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-6 - 89</text:p>
            <text:p/>
            <text:p>Domain 2 :  90 - 261  </text:p>
          </table:table-cell>
          <table:table-cell table:style-name="ce2" office:value-type="string" calcext:value-type="string">
            <text:p> Domain 1 :  -6 - 108</text:p>
            <text:p/>
            <text:p>Domain 2 :  109 - 261  </text:p>
          </table:table-cell>
          <table:table-cell table:style-name="ce2" office:value-type="float" office:value="0.93" calcext:value-type="float">
            <text:p>0.93</text:p>
          </table:table-cell>
          <table:table-cell table:number-columns-repeated="1017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2r6z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55</text:p>
            <text:p/>
            <text:p>Domain 2 :  56 - 252  </text:p>
          </table:table-cell>
          <table:table-cell table:style-name="ce2" office:value-type="string" calcext:value-type="string">
            <text:p> Domain 1 :  2 - 139</text:p>
            <text:p/>
            <text:p>Domain 2 :  140 - 252  </text:p>
          </table:table-cell>
          <table:table-cell table:style-name="ce2" office:value-type="float" office:value="0.67" calcext:value-type="float">
            <text:p>0.67</text:p>
          </table:table-cell>
          <table:table-cell table:number-columns-repeated="1017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2r9q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9 - 173</text:p>
            <text:p/>
            <text:p>Domain 2 :  174 - 346  </text:p>
          </table:table-cell>
          <table:table-cell table:style-name="ce2" office:value-type="string" calcext:value-type="string">
            <text:p> Domain 1 :  9 - 151</text:p>
            <text:p/>
            <text:p>Domain 2 :  152 - 346  </text:p>
          </table:table-cell>
          <table:table-cell table:style-name="ce2" office:value-type="float" office:value="0.93" calcext:value-type="float">
            <text:p>0.93</text:p>
          </table:table-cell>
          <table:table-cell table:number-columns-repeated="1017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2ra8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75</text:p>
            <text:p/>
            <text:p>Domain 2 :  77 - 357  </text:p>
          </table:table-cell>
          <table:table-cell table:style-name="ce2" office:value-type="string" calcext:value-type="string">
            <text:p> Domain 1 :  2 - 75</text:p>
            <text:p/>
            <text:p>Domain 2 :  76 - 357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2ra9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9 - 82</text:p>
            <text:p/>
            <text:p>Domain 2 :  83 - 155  </text:p>
          </table:table-cell>
          <table:table-cell table:style-name="ce2" office:value-type="string" calcext:value-type="string">
            <text:p> Domain 1 :  29 - 86</text:p>
            <text:p/>
            <text:p>Domain 2 :  87 - 155  </text:p>
          </table:table-cell>
          <table:table-cell table:style-name="ce2" office:value-type="float" office:value="0.97" calcext:value-type="float">
            <text:p>0.97</text:p>
          </table:table-cell>
          <table:table-cell table:number-columns-repeated="1017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2trc</text:p>
          </table:table-cell>
          <table:table-cell table:style-name="ce2" office:value-type="string" calcext:value-type="string">
            <text:p><text:s/>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4 - 96</text:p>
            <text:p/>
            <text:p>Domain 2 :  97 - 230  </text:p>
          </table:table-cell>
          <table:table-cell table:style-name="ce2" office:value-type="string" calcext:value-type="string">
            <text:p> Domain 1 :  14 - 104</text:p>
            <text:p/>
            <text:p>Domain 2 :  105 - 230  </text:p>
          </table:table-cell>
          <table:table-cell table:style-name="ce2" office:value-type="float" office:value="0.96" calcext:value-type="float">
            <text:p>0.96</text:p>
          </table:table-cell>
          <table:table-cell table:number-columns-repeated="1017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2v2g</text:p>
          </table:table-cell>
          <table:table-cell table:style-name="ce2" office:value-type="string" calcext:value-type="string">
            <text:p><text:s/>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151</text:p>
            <text:p/>
            <text:p>Domain 2 :  152 - 220  </text:p>
          </table:table-cell>
          <table:table-cell table:style-name="ce2" office:value-type="string" calcext:value-type="string">
            <text:p> Domain 1 :  2 - 160</text:p>
            <text:p/>
            <text:p>Domain 2 :  161 - 220  </text:p>
          </table:table-cell>
          <table:table-cell table:style-name="ce2" office:value-type="float" office:value="0.96" calcext:value-type="float">
            <text:p>0.96</text:p>
          </table:table-cell>
          <table:table-cell table:number-columns-repeated="1017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2v3z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173</text:p>
            <text:p/>
            <text:p>Domain 2 :  174 - 440  </text:p>
          </table:table-cell>
          <table:table-cell table:style-name="ce2" office:value-type="string" calcext:value-type="string">
            <text:p> Domain 1 :  1 - 180</text:p>
            <text:p/>
            <text:p>Domain 2 :  181 - 440  </text:p>
          </table:table-cell>
          <table:table-cell table:style-name="ce2" office:value-type="float" office:value="0.98" calcext:value-type="float">
            <text:p>0.98</text:p>
          </table:table-cell>
          <table:table-cell table:number-columns-repeated="1017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2vqe</text:p>
          </table:table-cell>
          <table:table-cell table:style-name="ce2" office:value-type="string" calcext:value-type="string">
            <text:p><text:s/>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72</text:p>
            <text:p/>
            <text:p>Domain 2 :  73 - 126  </text:p>
          </table:table-cell>
          <table:table-cell table:style-name="ce2" office:value-type="string" calcext:value-type="string">
            <text:p> Domain 1 :  2 - 73</text:p>
            <text:p/>
            <text:p>Domain 2 :  74 - 126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2wxu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250</text:p>
            <text:p/>
            <text:p>Domain 2 :  251 - 370  </text:p>
          </table:table-cell>
          <table:table-cell table:style-name="ce2" office:value-type="string" calcext:value-type="string">
            <text:p> Domain 1 :  1 - 249</text:p>
            <text:p/>
            <text:p>Domain 2 :  250 - 370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2z6r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114</text:p>
            <text:p/>
            <text:p>Domain 2 :  115 - 265  </text:p>
          </table:table-cell>
          <table:table-cell table:style-name="ce2" office:value-type="string" calcext:value-type="string">
            <text:p> Domain 1 :  2 - 115</text:p>
            <text:p/>
            <text:p>Domain 2 :  116 - 265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2zp1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196</text:p>
            <text:p/>
            <text:p>Domain 2 :  197 - 308  </text:p>
          </table:table-cell>
          <table:table-cell table:style-name="ce2" office:value-type="string" calcext:value-type="string">
            <text:p> Domain 1 :  1 - 193</text:p>
            <text:p/>
            <text:p>Domain 2 :  194 - 308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3b4n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0 - 107</text:p>
            <text:p/>
            <text:p>Domain 2 :  119 - 344  </text:p>
          </table:table-cell>
          <table:table-cell table:style-name="ce2" office:value-type="string" calcext:value-type="string">
            <text:p> Domain 1 :  20 - 139</text:p>
            <text:p/>
            <text:p>Domain 2 :  140 - 344  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1017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3bb0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4 - 178</text:p>
            <text:p/>
            <text:p>Domain 2 :  179 - 579  </text:p>
          </table:table-cell>
          <table:table-cell table:style-name="ce2" office:value-type="string" calcext:value-type="string">
            <text:p> Domain 1 :  4 - 180    301 - 347</text:p>
            <text:p/>
            <text:p>Domain 2 :  181 - 300    348 - 579  </text:p>
          </table:table-cell>
          <table:table-cell table:style-name="ce2" office:value-type="float" office:value="0.91" calcext:value-type="float">
            <text:p>0.91</text:p>
          </table:table-cell>
          <table:table-cell table:number-columns-repeated="1017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3bl4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4 - 75</text:p>
            <text:p/>
            <text:p>Domain 2 :  76 - 123  </text:p>
          </table:table-cell>
          <table:table-cell table:style-name="ce2" office:value-type="string" calcext:value-type="string">
            <text:p> Domain 1 :  4 - 71</text:p>
            <text:p/>
            <text:p>Domain 2 :  72 - 123  </text:p>
          </table:table-cell>
          <table:table-cell table:style-name="ce2" office:value-type="float" office:value="0.97" calcext:value-type="float">
            <text:p>0.97</text:p>
          </table:table-cell>
          <table:table-cell table:number-columns-repeated="1017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3bt3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34 - 207</text:p>
            <text:p/>
            <text:p>Domain 2 :  208 - 264  </text:p>
          </table:table-cell>
          <table:table-cell table:style-name="ce2" office:value-type="string" calcext:value-type="string">
            <text:p> Domain 1 :  134 - 208</text:p>
            <text:p/>
            <text:p>Domain 2 :  209 - 264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3bwh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160</text:p>
            <text:p/>
            <text:p>Domain 2 :  161 - 244  </text:p>
          </table:table-cell>
          <table:table-cell table:style-name="ce2" office:value-type="string" calcext:value-type="string">
            <text:p> Domain 1 :  1 - 179</text:p>
            <text:p/>
            <text:p>Domain 2 :  180 - 244  </text:p>
          </table:table-cell>
          <table:table-cell table:style-name="ce2" office:value-type="float" office:value="0.92" calcext:value-type="float">
            <text:p>0.92</text:p>
          </table:table-cell>
          <table:table-cell table:number-columns-repeated="1017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3c24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5 - 181</text:p>
            <text:p/>
            <text:p>Domain 2 :  182 - 284  </text:p>
          </table:table-cell>
          <table:table-cell table:style-name="ce2" office:value-type="string" calcext:value-type="string">
            <text:p> Domain 1 :  5 - 191</text:p>
            <text:p/>
            <text:p>Domain 2 :  192 - 284  </text:p>
          </table:table-cell>
          <table:table-cell table:style-name="ce2" office:value-type="float" office:value="0.96" calcext:value-type="float">
            <text:p>0.96</text:p>
          </table:table-cell>
          <table:table-cell table:number-columns-repeated="1017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3c2q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73 - 160</text:p>
            <text:p/>
            <text:p>Domain 2 :  174 - 413  </text:p>
          </table:table-cell>
          <table:table-cell table:style-name="ce2" office:value-type="string" calcext:value-type="string">
            <text:p> Domain 1 :  73 - 173</text:p>
            <text:p/>
            <text:p>Domain 2 :  174 - 413  </text:p>
          </table:table-cell>
          <table:table-cell table:style-name="ce2" office:value-type="float" office:value="0.96" calcext:value-type="float">
            <text:p>0.96</text:p>
          </table:table-cell>
          <table:table-cell table:number-columns-repeated="1017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3c2u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328</text:p>
            <text:p/>
            <text:p>Domain 2 :  329 - 538  </text:p>
          </table:table-cell>
          <table:table-cell table:style-name="ce2" office:value-type="string" calcext:value-type="string">
            <text:p> Domain 1 :  1 - 326</text:p>
            <text:p/>
            <text:p>Domain 2 :  327 - 538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3c9u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-1 - 140</text:p>
            <text:p/>
            <text:p>Domain 2 :  141 - 306  </text:p>
          </table:table-cell>
          <table:table-cell table:style-name="ce2" office:value-type="string" calcext:value-type="string">
            <text:p> Domain 1 :  -1 - 41    133 - 158    191 - 306</text:p>
            <text:p/>
            <text:p>Domain 2 :  42 - 132    159 - 190  </text:p>
          </table:table-cell>
          <table:table-cell table:style-name="ce2" office:value-type="float" office:value="0.27" calcext:value-type="float">
            <text:p>0.27</text:p>
          </table:table-cell>
          <table:table-cell table:number-columns-repeated="1017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3ci0</text:p>
          </table:table-cell>
          <table:table-cell table:style-name="ce2" office:value-type="string" calcext:value-type="string">
            <text:p><text:s/>J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39 - 142</text:p>
            <text:p/>
            <text:p>Domain 2 :  143 - 192  </text:p>
          </table:table-cell>
          <table:table-cell table:style-name="ce2" office:value-type="string" calcext:value-type="string">
            <text:p> Domain 1 :  39 - 137</text:p>
            <text:p/>
            <text:p>Domain 2 :  138 - 192  </text:p>
          </table:table-cell>
          <table:table-cell table:style-name="ce2" office:value-type="float" office:value="0.97" calcext:value-type="float">
            <text:p>0.97</text:p>
          </table:table-cell>
          <table:table-cell table:number-columns-repeated="1017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3cjr</text:p>
          </table:table-cell>
          <table:table-cell table:style-name="ce2" office:value-type="string" calcext:value-type="string">
            <text:p><text:s/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70</text:p>
            <text:p/>
            <text:p>Domain 2 :  71 - 137  </text:p>
          </table:table-cell>
          <table:table-cell table:style-name="ce2" office:value-type="string" calcext:value-type="string">
            <text:p> Domain 1 :  1 - 70</text:p>
            <text:p/>
            <text:p>Domain 2 :  71 - 137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3cov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3 - 185</text:p>
            <text:p/>
            <text:p>Domain 2 :  186 - 288  </text:p>
          </table:table-cell>
          <table:table-cell table:style-name="ce2" office:value-type="string" calcext:value-type="string">
            <text:p> Domain 1 :  3 - 184</text:p>
            <text:p/>
            <text:p>Domain 2 :  185 - 288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3cwv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8 - 205</text:p>
            <text:p/>
            <text:p>Domain 2 :  206 - 356  </text:p>
          </table:table-cell>
          <table:table-cell table:style-name="ce2" office:value-type="string" calcext:value-type="string">
            <text:p> Domain 1 :  8 - 203</text:p>
            <text:p/>
            <text:p>Domain 2 :  204 - 356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3dpo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389 - 523</text:p>
            <text:p/>
            <text:p>Domain 2 :  524 - 601  </text:p>
          </table:table-cell>
          <table:table-cell table:style-name="ce2" office:value-type="string" calcext:value-type="string">
            <text:p> Domain 1 :  389 - 530</text:p>
            <text:p/>
            <text:p>Domain 2 :  531 - 601  </text:p>
          </table:table-cell>
          <table:table-cell table:style-name="ce2" office:value-type="float" office:value="0.97" calcext:value-type="float">
            <text:p>0.97</text:p>
          </table:table-cell>
          <table:table-cell table:number-columns-repeated="1017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32 - 211</text:p>
            <text:p/>
            <text:p>Domain 2 :  226 - 455  </text:p>
          </table:table-cell>
          <table:table-cell table:style-name="ce2" office:value-type="string" calcext:value-type="string">
            <text:p> Domain 1 :  132 - 211</text:p>
            <text:p/>
            <text:p>Domain 2 :  226 - 455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3e6p</text:p>
          </table:table-cell>
          <table:table-cell table:style-name="ce2" office:value-type="string" calcext:value-type="string">
            <text:p><text:s/>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69 - 252</text:p>
            <text:p/>
            <text:p>Domain 2 :  253 - 414  </text:p>
          </table:table-cell>
          <table:table-cell table:style-name="ce2" office:value-type="string" calcext:value-type="string">
            <text:p> Domain 1 :  169 - 261</text:p>
            <text:p/>
            <text:p>Domain 2 :  262 - 414  </text:p>
          </table:table-cell>
          <table:table-cell table:style-name="ce2" office:value-type="float" office:value="0.96" calcext:value-type="float">
            <text:p>0.96</text:p>
          </table:table-cell>
          <table:table-cell table:number-columns-repeated="1017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3eam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5 - 196</text:p>
            <text:p/>
            <text:p>Domain 2 :  197 - 315  </text:p>
          </table:table-cell>
          <table:table-cell table:style-name="ce2" office:value-type="string" calcext:value-type="string">
            <text:p> Domain 1 :  5 - 191</text:p>
            <text:p/>
            <text:p>Domain 2 :  192 - 315  </text:p>
          </table:table-cell>
          <table:table-cell table:style-name="ce2" office:value-type="float" office:value="0.98" calcext:value-type="float">
            <text:p>0.98</text:p>
          </table:table-cell>
          <table:table-cell table:number-columns-repeated="1017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3edp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4 - 81</text:p>
            <text:p/>
            <text:p>Domain 2 :  83 - 233  </text:p>
          </table:table-cell>
          <table:table-cell table:style-name="ce2" office:value-type="string" calcext:value-type="string">
            <text:p> Domain 1 :  4 - 78</text:p>
            <text:p/>
            <text:p>Domain 2 :  79 - 233  </text:p>
          </table:table-cell>
          <table:table-cell table:style-name="ce2" office:value-type="float" office:value="0.98" calcext:value-type="float">
            <text:p>0.98</text:p>
          </table:table-cell>
          <table:table-cell table:number-columns-repeated="1017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3fmt</text:p>
          </table:table-cell>
          <table:table-cell table:style-name="ce2" office:value-type="string" calcext:value-type="string">
            <text:p><text:s/>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60</text:p>
            <text:p/>
            <text:p>Domain 2 :  60 - 181  </text:p>
          </table:table-cell>
          <table:table-cell table:style-name="ce2" office:value-type="string" calcext:value-type="string">
            <text:p> Domain 1 :  1 - 40</text:p>
            <text:p/>
            <text:p>Domain 2 :  60 - 181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3h47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149</text:p>
            <text:p/>
            <text:p>Domain 2 :  150 - 219  </text:p>
          </table:table-cell>
          <table:table-cell table:style-name="ce2" office:value-type="string" calcext:value-type="string">
            <text:p> Domain 1 :  1 - 145</text:p>
            <text:p/>
            <text:p>Domain 2 :  146 - 219  </text:p>
          </table:table-cell>
          <table:table-cell table:style-name="ce2" office:value-type="float" office:value="0.98" calcext:value-type="float">
            <text:p>0.98</text:p>
          </table:table-cell>
          <table:table-cell table:number-columns-repeated="1017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3h4s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880 - 1212</text:p>
            <text:p/>
            <text:p>Domain 2 :  1213 - 1255  </text:p>
          </table:table-cell>
          <table:table-cell table:style-name="ce2" office:value-type="string" calcext:value-type="string">
            <text:p> Domain 1 :  943 - 1118</text:p>
            <text:p/>
            <text:p>Domain 2 :  880 - 942    1119 - 1255  </text:p>
          </table:table-cell>
          <table:table-cell table:style-name="ce2" office:value-type="float" office:value="0.58" calcext:value-type="float">
            <text:p>0.58</text:p>
          </table:table-cell>
          <table:table-cell table:number-columns-repeated="1017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3h8e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192</text:p>
            <text:p/>
            <text:p>Domain 2 :  193 - 497  </text:p>
          </table:table-cell>
          <table:table-cell table:style-name="ce2" office:value-type="string" calcext:value-type="string">
            <text:p> Domain 1 :  1 - 180    270 - 290</text:p>
            <text:p/>
            <text:p>Domain 2 :  181 - 269    291 - 497  </text:p>
          </table:table-cell>
          <table:table-cell table:style-name="ce2" office:value-type="float" office:value="0.93" calcext:value-type="float">
            <text:p>0.93</text:p>
          </table:table-cell>
          <table:table-cell table:number-columns-repeated="1017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3h90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8 - 206</text:p>
            <text:p/>
            <text:p>Domain 2 :  207 - 290  </text:p>
          </table:table-cell>
          <table:table-cell table:style-name="ce2" office:value-type="string" calcext:value-type="string">
            <text:p> Domain 1 :  8 - 59    82 - 199</text:p>
            <text:p/>
            <text:p>Domain 2 :  60 - 81    200 - 290  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1017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3i4d</text:p>
          </table:table-cell>
          <table:table-cell table:style-name="ce2" office:value-type="string" calcext:value-type="string">
            <text:p><text:s/>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0 - 116</text:p>
            <text:p/>
            <text:p>Domain 2 :  117 - 248  </text:p>
          </table:table-cell>
          <table:table-cell table:style-name="ce2" office:value-type="string" calcext:value-type="string">
            <text:p> Domain 1 :  10 - 98</text:p>
            <text:p/>
            <text:p>Domain 2 :  99 - 248  </text:p>
          </table:table-cell>
          <table:table-cell table:style-name="ce2" office:value-type="float" office:value="0.92" calcext:value-type="float">
            <text:p>0.92</text:p>
          </table:table-cell>
          <table:table-cell table:number-columns-repeated="1017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3jyu</text:p>
          </table:table-cell>
          <table:table-cell table:style-name="ce2" office:value-type="string" calcext:value-type="string">
            <text:p><text:s/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2 - 138</text:p>
            <text:p/>
            <text:p>Domain 2 :  139 - 227  </text:p>
          </table:table-cell>
          <table:table-cell table:style-name="ce2" office:value-type="string" calcext:value-type="string">
            <text:p> Domain 1 :  12 - 138</text:p>
            <text:p/>
            <text:p>Domain 2 :  139 - 227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3k9o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3 - 157</text:p>
            <text:p/>
            <text:p>Domain 2 :  158 - 200  </text:p>
          </table:table-cell>
          <table:table-cell table:style-name="ce2" office:value-type="string" calcext:value-type="string">
            <text:p> Domain 1 :  3 - 116</text:p>
            <text:p/>
            <text:p>Domain 2 :  117 - 200  </text:p>
          </table:table-cell>
          <table:table-cell table:style-name="ce2" office:value-type="float" office:value="0.79" calcext:value-type="float">
            <text:p>0.79</text:p>
          </table:table-cell>
          <table:table-cell table:number-columns-repeated="1017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3ka2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102</text:p>
            <text:p/>
            <text:p>Domain 2 :  103 - 203  </text:p>
          </table:table-cell>
          <table:table-cell table:style-name="ce2" office:value-type="string" calcext:value-type="string">
            <text:p> Domain 1 :  1 - 96</text:p>
            <text:p/>
            <text:p>Domain 2 :  97 - 203  </text:p>
          </table:table-cell>
          <table:table-cell table:style-name="ce2" office:value-type="float" office:value="0.97" calcext:value-type="float">
            <text:p>0.97</text:p>
          </table:table-cell>
          <table:table-cell table:number-columns-repeated="1017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3kjd</text:p>
          </table:table-cell>
          <table:table-cell table:style-name="ce2" office:value-type="string" calcext:value-type="string">
            <text:p><text:s/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23 - 365</text:p>
            <text:p/>
            <text:p>Domain 2 :  366 - 579  </text:p>
          </table:table-cell>
          <table:table-cell table:style-name="ce2" office:value-type="string" calcext:value-type="string">
            <text:p> Domain 1 :  248 - 345</text:p>
            <text:p/>
            <text:p>Domain 2 :  223 - 247    346 - 579  </text:p>
          </table:table-cell>
          <table:table-cell table:style-name="ce2" office:value-type="float" office:value="0.87" calcext:value-type="float">
            <text:p>0.87</text:p>
          </table:table-cell>
          <table:table-cell table:number-columns-repeated="1017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3md2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4 - 79</text:p>
            <text:p/>
            <text:p>Domain 2 :  80 - 157  </text:p>
          </table:table-cell>
          <table:table-cell table:style-name="ce2" office:value-type="string" calcext:value-type="string">
            <text:p> Domain 1 :  4 - 83</text:p>
            <text:p/>
            <text:p>Domain 2 :  84 - 157  </text:p>
          </table:table-cell>
          <table:table-cell table:style-name="ce2" office:value-type="float" office:value="0.97" calcext:value-type="float">
            <text:p>0.97</text:p>
          </table:table-cell>
          <table:table-cell table:number-columns-repeated="1017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3mud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-1 - 118</text:p>
            <text:p/>
            <text:p>Domain 2 :  119 - 284  </text:p>
          </table:table-cell>
          <table:table-cell table:style-name="ce2" office:value-type="string" calcext:value-type="string">
            <text:p> Domain 1 :  -1 - 249</text:p>
            <text:p/>
            <text:p>Domain 2 :  250 - 284  </text:p>
          </table:table-cell>
          <table:table-cell table:style-name="ce2" office:value-type="float" office:value="0.54" calcext:value-type="float">
            <text:p>0.54</text:p>
          </table:table-cell>
          <table:table-cell table:number-columns-repeated="1017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3n4i</text:p>
          </table:table-cell>
          <table:table-cell table:style-name="ce2" office:value-type="string" calcext:value-type="string">
            <text:p><text:s/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74</text:p>
            <text:p/>
            <text:p>Domain 2 :  75 - 165  </text:p>
          </table:table-cell>
          <table:table-cell table:style-name="ce2" office:value-type="string" calcext:value-type="string">
            <text:p> Domain 1 :  1 - 75</text:p>
            <text:p/>
            <text:p>Domain 2 :  76 - 165  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17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3nt1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33 - 73</text:p>
            <text:p/>
            <text:p>Domain 2 :  74 - 583  </text:p>
          </table:table-cell>
          <table:table-cell table:style-name="ce2" office:value-type="string" calcext:value-type="string">
            <text:p> Domain 1 :  33 - 192    352 - 389    432 - 533</text:p>
            <text:p/>
            <text:p>Domain 2 :  193 - 351    390 - 431    534 - 583  </text:p>
          </table:table-cell>
          <table:table-cell table:style-name="ce2" office:value-type="float" office:value="0.53" calcext:value-type="float">
            <text:p>0.53</text:p>
          </table:table-cell>
          <table:table-cell table:number-columns-repeated="1017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3p0b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-1 - 413</text:p>
            <text:p/>
            <text:p>Domain 2 :  414 - 517  </text:p>
          </table:table-cell>
          <table:table-cell table:style-name="ce2" office:value-type="string" calcext:value-type="string">
            <text:p> Domain 1 :  -1 - 139    233 - 389</text:p>
            <text:p/>
            <text:p>Domain 2 :  140 - 232    390 - 517  </text:p>
          </table:table-cell>
          <table:table-cell table:style-name="ce2" office:value-type="float" office:value="0.77" calcext:value-type="float">
            <text:p>0.77</text:p>
          </table:table-cell>
          <table:table-cell table:number-columns-repeated="1017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3q8g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4 - 82</text:p>
            <text:p/>
            <text:p>Domain 2 :  83 - 309  </text:p>
          </table:table-cell>
          <table:table-cell table:style-name="ce2" office:value-type="string" calcext:value-type="string">
            <text:p> Domain 1 :  4 - 90    153 - 174</text:p>
            <text:p/>
            <text:p>Domain 2 :  91 - 152    175 - 309  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1017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3qxz</text:p>
          </table:table-cell>
          <table:table-cell table:style-name="ce2" office:value-type="string" calcext:value-type="string">
            <text:p><text:s/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2 - 200</text:p>
            <text:p/>
            <text:p>Domain 2 :  201 - 260  </text:p>
          </table:table-cell>
          <table:table-cell table:style-name="ce2" office:value-type="string" calcext:value-type="string">
            <text:p> Domain 1 :  2 - 189</text:p>
            <text:p/>
            <text:p>Domain 2 :  190 - 260  </text:p>
          </table:table-cell>
          <table:table-cell table:style-name="ce2" office:value-type="float" office:value="0.96" calcext:value-type="float">
            <text:p>0.96</text:p>
          </table:table-cell>
          <table:table-cell table:number-columns-repeated="1017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3rf3</text:p>
          </table:table-cell>
          <table:table-cell table:style-name="ce2" office:value-type="string" calcext:value-type="string">
            <text:p><text:s/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1 - 129</text:p>
            <text:p/>
            <text:p>Domain 2 :  130 - 258  </text:p>
          </table:table-cell>
          <table:table-cell table:style-name="ce2" office:value-type="string" calcext:value-type="string">
            <text:p> Domain 1 :  1 - 129</text:p>
            <text:p/>
            <text:p>Domain 2 :  130 - 258 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3rk1</text:p>
          </table:table-cell>
          <table:table-cell table:style-name="ce2" office:value-type="string" calcext:value-type="string">
            <text:p><text:s/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 Domain 1 :  4 - 141</text:p>
            <text:p/>
            <text:p>Domain 2 :  142 - 230  </text:p>
          </table:table-cell>
          <table:table-cell table:style-name="ce2" office:value-type="string" calcext:value-type="string">
            <text:p> Domain 1 :  4 - 122</text:p>
            <text:p/>
            <text:p>Domain 2 :  123 - 230  </text:p>
          </table:table-cell>
          <table:table-cell table:style-name="ce2" office:value-type="float" office:value="0.92" calcext:value-type="float">
            <text:p>0.92</text:p>
          </table:table-cell>
          <table:table-cell table:number-columns-repeated="1017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wo_domains_contiguous_v2.A2:two_domains_contiguous_v2.G236">
            <calcext:condition calcext:apply-style-name="BelowStandard" calcext:value="formula-is($g&lt;0.85)" calcext:base-cell-address="two_domains_contiguous_v2.A2"/>
          </calcext:conditional-format>
          <calcext:conditional-format calcext:target-range-address="two_domains_contiguous_v2.A1:two_domains_contiguous_v2.G236">
            <calcext:condition calcext:apply-style-name="BelowStandard" calcext:value="formula-is([.$G1]&lt;0.84)" calcext:base-cell-address="two_domains_contiguous_v2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lowStandard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30T04:59:24.152895000</dc:date>
    <meta:editing-duration>PT4M24S</meta:editing-duration>
    <meta:editing-cycles>1</meta:editing-cycles>
    <meta:generator>LibreOffice/5.1.4.2$MacOSX_X86_64 LibreOffice_project/f99d75f39f1c57ebdd7ffc5f42867c12031db97a</meta:generator>
    <meta:document-statistic meta:table-count="1" meta:cell-count="1652" meta:object-count="0"/>
  </office:meta>
</office:document-meta>
</file>